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d0d0d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_in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Patm</text:p>
          </table:table-cell>
          <table:table-cell office:value-type="string" calcext:value-type="string">
            <text:p>VertV</text:p>
          </table:table-cell>
          <table:table-cell office:value-type="string" calcext:value-type="string">
            <text:p>HorizV</text:p>
          </table:table-cell>
          <table:table-cell office:value-type="string" calcext:value-type="string">
            <text:p>VertV_inc</text:p>
          </table:table-cell>
          <table:table-cell office:value-type="string" calcext:value-type="string">
            <text:p>VertA</text:p>
          </table:table-cell>
          <table:table-cell office:value-type="string" calcext:value-type="string">
            <text:p>HorizA</text:p>
          </table:table-cell>
          <table:table-cell office:value-type="string" calcext:value-type="string">
            <text:p>VertA Avg</text:p>
          </table:table-cell>
          <table:table-cell office:value-type="string" calcext:value-type="string">
            <text:p>HorizA Avg</text:p>
          </table:table-cell>
          <table:table-cell office:value-type="string" calcext:value-type="string">
            <text:p>effective vertA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WT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U2]" office:value-type="float" office:value="1.0412147505423" calcext:value-type="float">
            <text:p>1.0412147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7683.9567*(POWER(1/(1+([.C2]/20902230.99));2))" office:value-type="float" office:value="17683.9567" calcext:value-type="float">
            <text:p>17683.9567</text:p>
          </table:table-cell>
          <table:table-cell table:formula="of:=1-(POWER(([.F2]/[.M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];2)+POWER([.F2];2))" office:value-type="float" office:value="0" calcext:value-type="float">
            <text:p>0</text:p>
          </table:table-cell>
          <table:table-cell table:formula="of:=POWER([.P2]/1000;2)*[.D2]*[.R2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]/[.S2]" office:value-type="float" office:value="1.0412147505423" calcext:value-type="float">
            <text:p>1.0412147505</text:p>
          </table:table-cell>
          <table:table-cell table:formula="of:=[.T2]-[.Q2]" office:value-type="float" office:value="1.0412147505423" calcext:value-type="float">
            <text:p>1.0412147505</text:p>
          </table:table-cell>
        </table:table-row>
        <table:table-row table:style-name="ro1">
          <table:table-cell table:formula="of:=[.A2]+[.B2]"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table:formula="of:=[.C2]+([.E2]*[.B3])+(([.G2]*[.B3])/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+[.G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]*[.B3]*32.17405" office:value-type="float" office:value="0" calcext:value-type="float">
            <text:p>0</text:p>
          </table:table-cell>
          <table:table-cell table:formula="of:=[.U3]" office:value-type="float" office:value="1.0412147505423" calcext:value-type="float">
            <text:p>1.0412147505</text:p>
          </table:table-cell>
          <table:table-cell office:value-type="float" office:value="0" calcext:value-type="float">
            <text:p>0</text:p>
          </table:table-cell>
          <table:table-cell table:formula="of:=([.H3]+[.H2])/2" office:value-type="float" office:value="1.0412147505423" calcext:value-type="float">
            <text:p>1.0412147505</text:p>
          </table:table-cell>
          <table:table-cell table:formula="of:=([.I2]+[.I3])/2" office:value-type="float" office:value="0" calcext:value-type="float">
            <text:p>0</text:p>
          </table:table-cell>
          <table:table-cell table:formula="of:=[.J3]-[.N3]" office:value-type="float" office:value="0.0412147505422993" calcext:value-type="float">
            <text:p>0.0412147505</text:p>
          </table:table-cell>
          <table:table-cell table:formula="of:=17683.9567*(POWER(1/(1+([.C3]/20902230.99));2))" office:value-type="float" office:value="17683.9567" calcext:value-type="float">
            <text:p>17683.9567</text:p>
          </table:table-cell>
          <table:table-cell table:formula="of:=1-(POWER(([.F3]/[.M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];2)+POWER([.F3];2))" office:value-type="float" office:value="0" calcext:value-type="float">
            <text:p>0</text:p>
          </table:table-cell>
          <table:table-cell table:formula="of:=POWER([.P3]/1000;2)*[.D3]*[.R3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]/[.S3]" office:value-type="float" office:value="1.0412147505423" calcext:value-type="float">
            <text:p>1.0412147505</text:p>
          </table:table-cell>
          <table:table-cell table:formula="of:=[.T3]-[.Q3]" office:value-type="float" office:value="1.0412147505423" calcext:value-type="float">
            <text:p>1.0412147505</text:p>
          </table:table-cell>
        </table:table-row>
        <table:table-row table:style-name="ro1">
          <table:table-cell table:formula="of:=[.A3]+[.B3]" office:value-type="float" office:value="6" calcext:value-type="float">
            <text:p>6</text:p>
          </table:table-cell>
          <table:table-cell table:formula="of:=[.B3]" office:value-type="float" office:value="3" calcext:value-type="float">
            <text:p>3</text:p>
          </table:table-cell>
          <table:table-cell table:formula="of:=[.C3]+([.E3]*[.B4])+(([.G3]*[.B4])/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]+[.G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]*[.B4]*32.17405" office:value-type="float" office:value="3.97813633405639" calcext:value-type="float">
            <text:p>3.9781363341</text:p>
          </table:table-cell>
          <table:table-cell table:formula="of:=[.U4]" office:value-type="float" office:value="1.0412147505423" calcext:value-type="float">
            <text:p>1.0412147505</text:p>
          </table:table-cell>
          <table:table-cell office:value-type="float" office:value="0" calcext:value-type="float">
            <text:p>0</text:p>
          </table:table-cell>
          <table:table-cell table:formula="of:=([.H4]+[.H3])/2" office:value-type="float" office:value="1.0412147505423" calcext:value-type="float">
            <text:p>1.0412147505</text:p>
          </table:table-cell>
          <table:table-cell table:formula="of:=([.I3]+[.I4])/2" office:value-type="float" office:value="0" calcext:value-type="float">
            <text:p>0</text:p>
          </table:table-cell>
          <table:table-cell table:formula="of:=[.J4]-[.N4]" office:value-type="float" office:value="0.0412147505422993" calcext:value-type="float">
            <text:p>0.0412147505</text:p>
          </table:table-cell>
          <table:table-cell table:formula="of:=17683.9567*(POWER(1/(1+([.C4]/20902230.99));2))" office:value-type="float" office:value="17683.9567" calcext:value-type="float">
            <text:p>17683.9567</text:p>
          </table:table-cell>
          <table:table-cell table:formula="of:=1-(POWER(([.F4]/[.M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];2)+POWER([.F4];2))" office:value-type="float" office:value="0" calcext:value-type="float">
            <text:p>0</text:p>
          </table:table-cell>
          <table:table-cell table:formula="of:=POWER([.P4]/1000;2)*[.D4]*[.R4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]/[.S4]" office:value-type="float" office:value="1.0412147505423" calcext:value-type="float">
            <text:p>1.0412147505</text:p>
          </table:table-cell>
          <table:table-cell table:formula="of:=[.T4]-[.Q4]" office:value-type="float" office:value="1.0412147505423" calcext:value-type="float">
            <text:p>1.0412147505</text:p>
          </table:table-cell>
        </table:table-row>
        <table:table-row table:style-name="ro1">
          <table:table-cell table:formula="of:=[.A4]+[.B4]" office:value-type="float" office:value="9" calcext:value-type="float">
            <text:p>9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[.E4]*[.B5])+(([.G4]*[.B5])/2)" office:value-type="float" office:value="5.96720450108459" calcext:value-type="float">
            <text:p>5.9672045011</text:p>
          </table:table-cell>
          <table:table-cell office:value-type="float" office:value="1" calcext:value-type="float">
            <text:p>1</text:p>
          </table:table-cell>
          <table:table-cell table:formula="of:=[.E4]+[.G4]" office:value-type="float" office:value="3.97813633405639" calcext:value-type="float">
            <text:p>3.9781363341</text:p>
          </table:table-cell>
          <table:table-cell office:value-type="float" office:value="0" calcext:value-type="float">
            <text:p>0</text:p>
          </table:table-cell>
          <table:table-cell table:formula="of:=[.L4]*[.B5]*32.17405" office:value-type="float" office:value="3.97813633405639" calcext:value-type="float">
            <text:p>3.9781363341</text:p>
          </table:table-cell>
          <table:table-cell table:formula="of:=[.U5]" office:value-type="float" office:value="1.04119734241674" calcext:value-type="float">
            <text:p>1.0411973424</text:p>
          </table:table-cell>
          <table:table-cell office:value-type="float" office:value="0" calcext:value-type="float">
            <text:p>0</text:p>
          </table:table-cell>
          <table:table-cell table:formula="of:=([.H5]+[.H4])/2" office:value-type="float" office:value="1.04120604647952" calcext:value-type="float">
            <text:p>1.0412060465</text:p>
          </table:table-cell>
          <table:table-cell table:formula="of:=([.I4]+[.I5])/2" office:value-type="float" office:value="0" calcext:value-type="float">
            <text:p>0</text:p>
          </table:table-cell>
          <table:table-cell table:formula="of:=[.J5]-[.N5]" office:value-type="float" office:value="0.0412060464795185" calcext:value-type="float">
            <text:p>0.0412060465</text:p>
          </table:table-cell>
          <table:table-cell table:formula="of:=17683.9567*(POWER(1/(1+([.C5]/20902230.99));2))" office:value-type="float" office:value="17683.9466031122" calcext:value-type="float">
            <text:p>17683.9466031122</text:p>
          </table:table-cell>
          <table:table-cell table:formula="of:=1-(POWER(([.F5]/[.M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5];2)+POWER([.F5];2))" office:value-type="float" office:value="3.97813633405639" calcext:value-type="float">
            <text:p>3.9781363341</text:p>
          </table:table-cell>
          <table:table-cell table:formula="of:=POWER([.P5]/1000;2)*[.D5]*[.R5]" office:value-type="float" office:value="0.0000174081255615736" calcext:value-type="float">
            <text:p>1.74081255615736E-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5]/[.S5]" office:value-type="float" office:value="1.0412147505423" calcext:value-type="float">
            <text:p>1.0412147505</text:p>
          </table:table-cell>
          <table:table-cell table:formula="of:=[.T5]-[.Q5]" office:value-type="float" office:value="1.04119734241674" calcext:value-type="float">
            <text:p>1.0411973424</text:p>
          </table:table-cell>
        </table:table-row>
        <table:table-row table:style-name="ro1">
          <table:table-cell table:formula="of:=[.A5]+[.B5]" office:value-type="float" office:value="12" calcext:value-type="float">
            <text:p>12</text:p>
          </table:table-cell>
          <table:table-cell table:formula="of:=[.B5]" office:value-type="float" office:value="3" calcext:value-type="float">
            <text:p>3</text:p>
          </table:table-cell>
          <table:table-cell table:formula="of:=[.C5]+([.E5]*[.B6])+(([.G5]*[.B6])/2)" office:value-type="float" office:value="23.8688180043384" calcext:value-type="float">
            <text:p>23.8688180043</text:p>
          </table:table-cell>
          <table:table-cell office:value-type="float" office:value="1" calcext:value-type="float">
            <text:p>1</text:p>
          </table:table-cell>
          <table:table-cell table:formula="of:=[.E5]+[.G5]" office:value-type="float" office:value="7.95627266811279" calcext:value-type="float">
            <text:p>7.9562726681</text:p>
          </table:table-cell>
          <table:table-cell office:value-type="float" office:value="0" calcext:value-type="float">
            <text:p>0</text:p>
          </table:table-cell>
          <table:table-cell table:formula="of:=[.L5]*[.B6]*32.17405" office:value-type="float" office:value="3.97729619920306" calcext:value-type="float">
            <text:p>3.9772961992</text:p>
          </table:table-cell>
          <table:table-cell table:formula="of:=[.U6]" office:value-type="float" office:value="1.04114511804005" calcext:value-type="float">
            <text:p>1.041145118</text:p>
          </table:table-cell>
          <table:table-cell office:value-type="float" office:value="0" calcext:value-type="float">
            <text:p>0</text:p>
          </table:table-cell>
          <table:table-cell table:formula="of:=([.H6]+[.H5])/2" office:value-type="float" office:value="1.0411712302284" calcext:value-type="float">
            <text:p>1.0411712302</text:p>
          </table:table-cell>
          <table:table-cell table:formula="of:=([.I5]+[.I6])/2" office:value-type="float" office:value="0" calcext:value-type="float">
            <text:p>0</text:p>
          </table:table-cell>
          <table:table-cell table:formula="of:=[.J6]-[.N6]" office:value-type="float" office:value="0.0411712302283953" calcext:value-type="float">
            <text:p>0.0411712302</text:p>
          </table:table-cell>
          <table:table-cell table:formula="of:=17683.9567*(POWER(1/(1+([.C6]/20902230.99));2))" office:value-type="float" office:value="17683.9163125006" calcext:value-type="float">
            <text:p>17683.9163125006</text:p>
          </table:table-cell>
          <table:table-cell table:formula="of:=1-(POWER(([.F6]/[.M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6];2)+POWER([.F6];2))" office:value-type="float" office:value="7.95627266811279" calcext:value-type="float">
            <text:p>7.9562726681</text:p>
          </table:table-cell>
          <table:table-cell table:formula="of:=POWER([.P6]/1000;2)*[.D6]*[.R6]" office:value-type="float" office:value="0.0000696325022462944" calcext:value-type="float">
            <text:p>6.96325022462944E-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6]/[.S6]" office:value-type="float" office:value="1.0412147505423" calcext:value-type="float">
            <text:p>1.0412147505</text:p>
          </table:table-cell>
          <table:table-cell table:formula="of:=[.T6]-[.Q6]" office:value-type="float" office:value="1.04114511804005" calcext:value-type="float">
            <text:p>1.041145118</text:p>
          </table:table-cell>
        </table:table-row>
        <table:table-row table:style-name="ro1">
          <table:table-cell table:formula="of:=[.A6]+[.B6]" office:value-type="float" office:value="15" calcext:value-type="float">
            <text:p>15</text:p>
          </table:table-cell>
          <table:table-cell table:formula="of:=[.B6]" office:value-type="float" office:value="3" calcext:value-type="float">
            <text:p>3</text:p>
          </table:table-cell>
          <table:table-cell table:formula="of:=[.C6]+([.E6]*[.B7])+(([.G6]*[.B7])/2)" office:value-type="float" office:value="53.7035803074813" calcext:value-type="float">
            <text:p>53.7035803075</text:p>
          </table:table-cell>
          <table:table-cell office:value-type="float" office:value="1" calcext:value-type="float">
            <text:p>1</text:p>
          </table:table-cell>
          <table:table-cell table:formula="of:=[.E6]+[.G6]" office:value-type="float" office:value="11.9335688673158" calcext:value-type="float">
            <text:p>11.9335688673</text:p>
          </table:table-cell>
          <table:table-cell office:value-type="float" office:value="0" calcext:value-type="float">
            <text:p>0</text:p>
          </table:table-cell>
          <table:table-cell table:formula="of:=[.L6]*[.B7]*32.17405" office:value-type="float" office:value="3.97393565978971" calcext:value-type="float">
            <text:p>3.9739356598</text:p>
          </table:table-cell>
          <table:table-cell table:formula="of:=[.U7]" office:value-type="float" office:value="1.0410580994698" calcext:value-type="float">
            <text:p>1.0410580995</text:p>
          </table:table-cell>
          <table:table-cell office:value-type="float" office:value="0" calcext:value-type="float">
            <text:p>0</text:p>
          </table:table-cell>
          <table:table-cell table:formula="of:=([.H7]+[.H6])/2" office:value-type="float" office:value="1.04110160875493" calcext:value-type="float">
            <text:p>1.0411016088</text:p>
          </table:table-cell>
          <table:table-cell table:formula="of:=([.I6]+[.I7])/2" office:value-type="float" office:value="0" calcext:value-type="float">
            <text:p>0</text:p>
          </table:table-cell>
          <table:table-cell table:formula="of:=[.J7]-[.N7]" office:value-type="float" office:value="0.0411016087549252" calcext:value-type="float">
            <text:p>0.0411016088</text:p>
          </table:table-cell>
          <table:table-cell table:formula="of:=17683.9567*(POWER(1/(1+([.C7]/20902230.99));2))" office:value-type="float" office:value="17683.8658304532" calcext:value-type="float">
            <text:p>17683.8658304532</text:p>
          </table:table-cell>
          <table:table-cell table:formula="of:=1-(POWER(([.F7]/[.M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7];2)+POWER([.F7];2))" office:value-type="float" office:value="11.9335688673158" calcext:value-type="float">
            <text:p>11.9335688673</text:p>
          </table:table-cell>
          <table:table-cell table:formula="of:=POWER([.P7]/1000;2)*[.D7]*[.R7]" office:value-type="float" office:value="0.000156651072502067" calcext:value-type="float">
            <text:p>0.00015665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7]/[.S7]" office:value-type="float" office:value="1.0412147505423" calcext:value-type="float">
            <text:p>1.0412147505</text:p>
          </table:table-cell>
          <table:table-cell table:formula="of:=[.T7]-[.Q7]" office:value-type="float" office:value="1.0410580994698" calcext:value-type="float">
            <text:p>1.0410580995</text:p>
          </table:table-cell>
        </table:table-row>
        <table:table-row table:style-name="ro1">
          <table:table-cell table:formula="of:=[.A7]+[.B7]" office:value-type="float" office:value="18" calcext:value-type="float">
            <text:p>18</text:p>
          </table:table-cell>
          <table:table-cell table:formula="of:=[.B7]" office:value-type="float" office:value="3" calcext:value-type="float">
            <text:p>3</text:p>
          </table:table-cell>
          <table:table-cell table:formula="of:=[.C7]+([.E7]*[.B8])+(([.G7]*[.B8])/2)" office:value-type="float" office:value="95.4651903991134" calcext:value-type="float">
            <text:p>95.4651903991</text:p>
          </table:table-cell>
          <table:table-cell office:value-type="float" office:value="1" calcext:value-type="float">
            <text:p>1</text:p>
          </table:table-cell>
          <table:table-cell table:formula="of:=[.E7]+[.G7]" office:value-type="float" office:value="15.9075045271056" calcext:value-type="float">
            <text:p>15.9075045271</text:p>
          </table:table-cell>
          <table:table-cell office:value-type="float" office:value="0" calcext:value-type="float">
            <text:p>0</text:p>
          </table:table-cell>
          <table:table-cell table:formula="of:=[.L7]*[.B8]*32.17405" office:value-type="float" office:value="3.9672156454842" calcext:value-type="float">
            <text:p>3.9672156455</text:p>
          </table:table-cell>
          <table:table-cell table:formula="of:=[.U8]" office:value-type="float" office:value="1.04093639697199" calcext:value-type="float">
            <text:p>1.040936397</text:p>
          </table:table-cell>
          <table:table-cell office:value-type="float" office:value="0" calcext:value-type="float">
            <text:p>0</text:p>
          </table:table-cell>
          <table:table-cell table:formula="of:=([.H8]+[.H7])/2" office:value-type="float" office:value="1.04099724822089" calcext:value-type="float">
            <text:p>1.0409972482</text:p>
          </table:table-cell>
          <table:table-cell table:formula="of:=([.I7]+[.I8])/2" office:value-type="float" office:value="0" calcext:value-type="float">
            <text:p>0</text:p>
          </table:table-cell>
          <table:table-cell table:formula="of:=[.J8]-[.N8]" office:value-type="float" office:value="0.0409972482208945" calcext:value-type="float">
            <text:p>0.0409972482</text:p>
          </table:table-cell>
          <table:table-cell table:formula="of:=17683.9567*(POWER(1/(1+([.C8]/20902230.99));2))" office:value-type="float" office:value="17683.7951678909" calcext:value-type="float">
            <text:p>17683.7951678909</text:p>
          </table:table-cell>
          <table:table-cell table:formula="of:=1-(POWER(([.F8]/[.M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8];2)+POWER([.F8];2))" office:value-type="float" office:value="15.9075045271056" calcext:value-type="float">
            <text:p>15.9075045271</text:p>
          </table:table-cell>
          <table:table-cell table:formula="of:=POWER([.P8]/1000;2)*[.D8]*[.R8]" office:value-type="float" office:value="0.000278353570307872" calcext:value-type="float">
            <text:p>0.000278353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8]/[.S8]" office:value-type="float" office:value="1.0412147505423" calcext:value-type="float">
            <text:p>1.0412147505</text:p>
          </table:table-cell>
          <table:table-cell table:formula="of:=[.T8]-[.Q8]" office:value-type="float" office:value="1.04093639697199" calcext:value-type="float">
            <text:p>1.040936397</text:p>
          </table:table-cell>
        </table:table-row>
        <table:table-row table:style-name="ro1">
          <table:table-cell table:formula="of:=[.A8]+[.B8]" office:value-type="float" office:value="21" calcext:value-type="float">
            <text:p>21</text:p>
          </table:table-cell>
          <table:table-cell table:formula="of:=[.B8]" office:value-type="float" office:value="3" calcext:value-type="float">
            <text:p>3</text:p>
          </table:table-cell>
          <table:table-cell table:formula="of:=[.C8]+([.E8]*[.B9])+(([.G8]*[.B9])/2)" office:value-type="float" office:value="149.138527448656" calcext:value-type="float">
            <text:p>149.1385274487</text:p>
          </table:table-cell>
          <table:table-cell office:value-type="float" office:value="1" calcext:value-type="float">
            <text:p>1</text:p>
          </table:table-cell>
          <table:table-cell table:formula="of:=[.E8]+[.G8]" office:value-type="float" office:value="19.8747201725898" calcext:value-type="float">
            <text:p>19.8747201726</text:p>
          </table:table-cell>
          <table:table-cell office:value-type="float" office:value="0" calcext:value-type="float">
            <text:p>0</text:p>
          </table:table-cell>
          <table:table-cell table:formula="of:=[.L8]*[.B9]*32.17405" office:value-type="float" office:value="3.95714254236441" calcext:value-type="float">
            <text:p>3.9571425424</text:p>
          </table:table-cell>
          <table:table-cell table:formula="of:=[.U9]" office:value-type="float" office:value="1.04078024559017" calcext:value-type="float">
            <text:p>1.0407802456</text:p>
          </table:table-cell>
          <table:table-cell office:value-type="float" office:value="0" calcext:value-type="float">
            <text:p>0</text:p>
          </table:table-cell>
          <table:table-cell table:formula="of:=([.H9]+[.H8])/2" office:value-type="float" office:value="1.04085832128108" calcext:value-type="float">
            <text:p>1.0408583213</text:p>
          </table:table-cell>
          <table:table-cell table:formula="of:=([.I8]+[.I9])/2" office:value-type="float" office:value="0" calcext:value-type="float">
            <text:p>0</text:p>
          </table:table-cell>
          <table:table-cell table:formula="of:=[.J9]-[.N9]" office:value-type="float" office:value="0.0408583212810791" calcext:value-type="float">
            <text:p>0.0408583213</text:p>
          </table:table-cell>
          <table:table-cell table:formula="of:=17683.9567*(POWER(1/(1+([.C9]/20902230.99));2))" office:value-type="float" office:value="17683.7043507616" calcext:value-type="float">
            <text:p>17683.7043507616</text:p>
          </table:table-cell>
          <table:table-cell table:formula="of:=1-(POWER(([.F9]/[.M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9];2)+POWER([.F9];2))" office:value-type="float" office:value="19.8747201725898" calcext:value-type="float">
            <text:p>19.8747201726</text:p>
          </table:table-cell>
          <table:table-cell table:formula="of:=POWER([.P9]/1000;2)*[.D9]*[.R9]" office:value-type="float" office:value="0.000434504952132621" calcext:value-type="float">
            <text:p>0.0004345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9]/[.S9]" office:value-type="float" office:value="1.0412147505423" calcext:value-type="float">
            <text:p>1.0412147505</text:p>
          </table:table-cell>
          <table:table-cell table:formula="of:=[.T9]-[.Q9]" office:value-type="float" office:value="1.04078024559017" calcext:value-type="float">
            <text:p>1.0407802456</text:p>
          </table:table-cell>
        </table:table-row>
        <table:table-row table:style-name="ro1">
          <table:table-cell table:formula="of:=[.A9]+[.B9]" office:value-type="float" office:value="24" calcext:value-type="float">
            <text:p>24</text:p>
          </table:table-cell>
          <table:table-cell table:formula="of:=[.B9]" office:value-type="float" office:value="3" calcext:value-type="float">
            <text:p>3</text:p>
          </table:table-cell>
          <table:table-cell table:formula="of:=[.C9]+([.E9]*[.B10])+(([.G9]*[.B10])/2)" office:value-type="float" office:value="214.698401779972" calcext:value-type="float">
            <text:p>214.69840178</text:p>
          </table:table-cell>
          <table:table-cell office:value-type="float" office:value="1" calcext:value-type="float">
            <text:p>1</text:p>
          </table:table-cell>
          <table:table-cell table:formula="of:=[.E9]+[.G9]" office:value-type="float" office:value="23.8318627149542" calcext:value-type="float">
            <text:p>23.831862715</text:p>
          </table:table-cell>
          <table:table-cell office:value-type="float" office:value="0" calcext:value-type="float">
            <text:p>0</text:p>
          </table:table-cell>
          <table:table-cell table:formula="of:=[.L9]*[.B10]*32.17405" office:value-type="float" office:value="3.94373301544051" calcext:value-type="float">
            <text:p>3.9437330154</text:p>
          </table:table-cell>
          <table:table-cell table:formula="of:=[.U10]" office:value-type="float" office:value="1.04058999709379" calcext:value-type="float">
            <text:p>1.0405899971</text:p>
          </table:table-cell>
          <table:table-cell office:value-type="float" office:value="0" calcext:value-type="float">
            <text:p>0</text:p>
          </table:table-cell>
          <table:table-cell table:formula="of:=([.H10]+[.H9])/2" office:value-type="float" office:value="1.04068512134198" calcext:value-type="float">
            <text:p>1.0406851213</text:p>
          </table:table-cell>
          <table:table-cell table:formula="of:=([.I9]+[.I10])/2" office:value-type="float" office:value="0" calcext:value-type="float">
            <text:p>0</text:p>
          </table:table-cell>
          <table:table-cell table:formula="of:=[.J10]-[.N10]" office:value-type="float" office:value="0.0406851213419777" calcext:value-type="float">
            <text:p>0.0406851213</text:p>
          </table:table-cell>
          <table:table-cell table:formula="of:=17683.9567*(POWER(1/(1+([.C10]/20902230.99));2))" office:value-type="float" office:value="17683.5934221522" calcext:value-type="float">
            <text:p>17683.5934221522</text:p>
          </table:table-cell>
          <table:table-cell table:formula="of:=1-(POWER(([.F10]/[.M1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0];2)+POWER([.F10];2))" office:value-type="float" office:value="23.8318627149542" calcext:value-type="float">
            <text:p>23.831862715</text:p>
          </table:table-cell>
          <table:table-cell table:formula="of:=POWER([.P10]/1000;2)*[.D10]*[.R10]" office:value-type="float" office:value="0.000624753448510865" calcext:value-type="float">
            <text:p>0.00062475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0]/[.S10]" office:value-type="float" office:value="1.0412147505423" calcext:value-type="float">
            <text:p>1.0412147505</text:p>
          </table:table-cell>
          <table:table-cell table:formula="of:=[.T10]-[.Q10]" office:value-type="float" office:value="1.04058999709379" calcext:value-type="float">
            <text:p>1.0405899971</text:p>
          </table:table-cell>
        </table:table-row>
        <table:table-row table:style-name="ro1">
          <table:table-cell table:formula="of:=[.A10]+[.B10]" office:value-type="float" office:value="27" calcext:value-type="float">
            <text:p>27</text:p>
          </table:table-cell>
          <table:table-cell table:formula="of:=[.B10]" office:value-type="float" office:value="3" calcext:value-type="float">
            <text:p>3</text:p>
          </table:table-cell>
          <table:table-cell table:formula="of:=[.C10]+([.E10]*[.B11])+(([.G10]*[.B11])/2)" office:value-type="float" office:value="292.109589447996" calcext:value-type="float">
            <text:p>292.109589448</text:p>
          </table:table-cell>
          <table:table-cell office:value-type="float" office:value="1" calcext:value-type="float">
            <text:p>1</text:p>
          </table:table-cell>
          <table:table-cell table:formula="of:=[.E10]+[.G10]" office:value-type="float" office:value="27.7755957303947" calcext:value-type="float">
            <text:p>27.7755957304</text:p>
          </table:table-cell>
          <table:table-cell office:value-type="float" office:value="0" calcext:value-type="float">
            <text:p>0</text:p>
          </table:table-cell>
          <table:table-cell table:formula="of:=[.L10]*[.B11]*32.17405" office:value-type="float" office:value="3.92701538493857" calcext:value-type="float">
            <text:p>3.9270153849</text:p>
          </table:table-cell>
          <table:table-cell table:formula="of:=[.U11]" office:value-type="float" office:value="1.0403661184523" calcext:value-type="float">
            <text:p>1.0403661185</text:p>
          </table:table-cell>
          <table:table-cell office:value-type="float" office:value="0" calcext:value-type="float">
            <text:p>0</text:p>
          </table:table-cell>
          <table:table-cell table:formula="of:=([.H11]+[.H10])/2" office:value-type="float" office:value="1.04047805777305" calcext:value-type="float">
            <text:p>1.0404780578</text:p>
          </table:table-cell>
          <table:table-cell table:formula="of:=([.I10]+[.I11])/2" office:value-type="float" office:value="0" calcext:value-type="float">
            <text:p>0</text:p>
          </table:table-cell>
          <table:table-cell table:formula="of:=[.J11]-[.N11]" office:value-type="float" office:value="0.0404780577730457" calcext:value-type="float">
            <text:p>0.0404780578</text:p>
          </table:table-cell>
          <table:table-cell table:formula="of:=17683.9567*(POWER(1/(1+([.C11]/20902230.99));2))" office:value-type="float" office:value="17683.4624422291" calcext:value-type="float">
            <text:p>17683.4624422291</text:p>
          </table:table-cell>
          <table:table-cell table:formula="of:=1-(POWER(([.F11]/[.M1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1];2)+POWER([.F11];2))" office:value-type="float" office:value="27.7755957303947" calcext:value-type="float">
            <text:p>27.7755957304</text:p>
          </table:table-cell>
          <table:table-cell table:formula="of:=POWER([.P11]/1000;2)*[.D11]*[.R11]" office:value-type="float" office:value="0.000848632089996151" calcext:value-type="float">
            <text:p>0.000848632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1]/[.S11]" office:value-type="float" office:value="1.0412147505423" calcext:value-type="float">
            <text:p>1.0412147505</text:p>
          </table:table-cell>
          <table:table-cell table:formula="of:=[.T11]-[.Q11]" office:value-type="float" office:value="1.0403661184523" calcext:value-type="float">
            <text:p>1.0403661185</text:p>
          </table:table-cell>
        </table:table-row>
        <table:table-row table:style-name="ro1">
          <table:table-cell table:formula="of:=[.A11]+[.B11]" office:value-type="float" office:value="30" calcext:value-type="float">
            <text:p>30</text:p>
          </table:table-cell>
          <table:table-cell table:formula="of:=[.B11]" office:value-type="float" office:value="3" calcext:value-type="float">
            <text:p>3</text:p>
          </table:table-cell>
          <table:table-cell table:formula="of:=[.C11]+([.E11]*[.B12])+(([.G11]*[.B12])/2)" office:value-type="float" office:value="381.326899716587" calcext:value-type="float">
            <text:p>381.3268997166</text:p>
          </table:table-cell>
          <table:table-cell office:value-type="float" office:value="1" calcext:value-type="float">
            <text:p>1</text:p>
          </table:table-cell>
          <table:table-cell table:formula="of:=[.E11]+[.G11]" office:value-type="float" office:value="31.7026111153332" calcext:value-type="float">
            <text:p>31.7026111153</text:p>
          </table:table-cell>
          <table:table-cell office:value-type="float" office:value="0" calcext:value-type="float">
            <text:p>0</text:p>
          </table:table-cell>
          <table:table-cell table:formula="of:=[.L11]*[.B12]*32.17405" office:value-type="float" office:value="3.90702916407858" calcext:value-type="float">
            <text:p>3.9070291641</text:p>
          </table:table-cell>
          <table:table-cell table:formula="of:=[.U12]" office:value-type="float" office:value="1.04010918943562" calcext:value-type="float">
            <text:p>1.0401091894</text:p>
          </table:table-cell>
          <table:table-cell office:value-type="float" office:value="0" calcext:value-type="float">
            <text:p>0</text:p>
          </table:table-cell>
          <table:table-cell table:formula="of:=([.H12]+[.H11])/2" office:value-type="float" office:value="1.04023765394396" calcext:value-type="float">
            <text:p>1.0402376539</text:p>
          </table:table-cell>
          <table:table-cell table:formula="of:=([.I11]+[.I12])/2" office:value-type="float" office:value="0" calcext:value-type="float">
            <text:p>0</text:p>
          </table:table-cell>
          <table:table-cell table:formula="of:=[.J12]-[.N12]" office:value-type="float" office:value="0.0402376539439597" calcext:value-type="float">
            <text:p>0.0402376539</text:p>
          </table:table-cell>
          <table:table-cell table:formula="of:=17683.9567*(POWER(1/(1+([.C12]/20902230.99));2))" office:value-type="float" office:value="17683.3114881221" calcext:value-type="float">
            <text:p>17683.3114881221</text:p>
          </table:table-cell>
          <table:table-cell table:formula="of:=1-(POWER(([.F12]/[.M1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2];2)+POWER([.F12];2))" office:value-type="float" office:value="31.7026111153332" calcext:value-type="float">
            <text:p>31.7026111153</text:p>
          </table:table-cell>
          <table:table-cell table:formula="of:=POWER([.P12]/1000;2)*[.D12]*[.R12]" office:value-type="float" office:value="0.00110556110668306" calcext:value-type="float">
            <text:p>0.00110556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2]/[.S12]" office:value-type="float" office:value="1.0412147505423" calcext:value-type="float">
            <text:p>1.0412147505</text:p>
          </table:table-cell>
          <table:table-cell table:formula="of:=[.T12]-[.Q12]" office:value-type="float" office:value="1.04010918943562" calcext:value-type="float">
            <text:p>1.0401091894</text:p>
          </table:table-cell>
        </table:table-row>
        <table:table-row table:style-name="ro1">
          <table:table-cell table:formula="of:=[.A12]+[.B12]" office:value-type="float" office:value="33" calcext:value-type="float">
            <text:p>33</text:p>
          </table:table-cell>
          <table:table-cell table:formula="of:=[.B12]" office:value-type="float" office:value="3" calcext:value-type="float">
            <text:p>3</text:p>
          </table:table-cell>
          <table:table-cell table:formula="of:=[.C12]+([.E12]*[.B13])+(([.G12]*[.B13])/2)" office:value-type="float" office:value="482.295276808705" calcext:value-type="float">
            <text:p>482.2952768087</text:p>
          </table:table-cell>
          <table:table-cell office:value-type="float" office:value="1" calcext:value-type="float">
            <text:p>1</text:p>
          </table:table-cell>
          <table:table-cell table:formula="of:=[.E12]+[.G12]" office:value-type="float" office:value="35.6096402794118" calcext:value-type="float">
            <text:p>35.6096402794</text:p>
          </table:table-cell>
          <table:table-cell office:value-type="float" office:value="0" calcext:value-type="float">
            <text:p>0</text:p>
          </table:table-cell>
          <table:table-cell table:formula="of:=[.L12]*[.B13]*32.17405" office:value-type="float" office:value="3.88382486962697" calcext:value-type="float">
            <text:p>3.8838248696</text:p>
          </table:table-cell>
          <table:table-cell table:formula="of:=[.U13]" office:value-type="float" office:value="1.03981989941339" calcext:value-type="float">
            <text:p>1.0398198994</text:p>
          </table:table-cell>
          <table:table-cell office:value-type="float" office:value="0" calcext:value-type="float">
            <text:p>0</text:p>
          </table:table-cell>
          <table:table-cell table:formula="of:=([.H13]+[.H12])/2" office:value-type="float" office:value="1.0399645444245" calcext:value-type="float">
            <text:p>1.0399645444</text:p>
          </table:table-cell>
          <table:table-cell table:formula="of:=([.I12]+[.I13])/2" office:value-type="float" office:value="0" calcext:value-type="float">
            <text:p>0</text:p>
          </table:table-cell>
          <table:table-cell table:formula="of:=[.J13]-[.N13]" office:value-type="float" office:value="0.0399645444245018" calcext:value-type="float">
            <text:p>0.0399645444</text:p>
          </table:table-cell>
          <table:table-cell table:formula="of:=17683.9567*(POWER(1/(1+([.C13]/20902230.99));2))" office:value-type="float" office:value="17683.1406537499" calcext:value-type="float">
            <text:p>17683.1406537499</text:p>
          </table:table-cell>
          <table:table-cell table:formula="of:=1-(POWER(([.F13]/[.M1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3];2)+POWER([.F13];2))" office:value-type="float" office:value="35.6096402794118" calcext:value-type="float">
            <text:p>35.6096402794</text:p>
          </table:table-cell>
          <table:table-cell table:formula="of:=POWER([.P13]/1000;2)*[.D13]*[.R13]" office:value-type="float" office:value="0.00139485112891202" calcext:value-type="float">
            <text:p>0.00139485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3]/[.S13]" office:value-type="float" office:value="1.0412147505423" calcext:value-type="float">
            <text:p>1.0412147505</text:p>
          </table:table-cell>
          <table:table-cell table:formula="of:=[.T13]-[.Q13]" office:value-type="float" office:value="1.03981989941339" calcext:value-type="float">
            <text:p>1.0398198994</text:p>
          </table:table-cell>
        </table:table-row>
        <table:table-row table:style-name="ro1">
          <table:table-cell table:formula="of:=[.A13]+[.B13]" office:value-type="float" office:value="36" calcext:value-type="float">
            <text:p>36</text:p>
          </table:table-cell>
          <table:table-cell table:formula="of:=[.B13]" office:value-type="float" office:value="3" calcext:value-type="float">
            <text:p>3</text:p>
          </table:table-cell>
          <table:table-cell table:formula="of:=[.C13]+([.E13]*[.B14])+(([.G13]*[.B14])/2)" office:value-type="float" office:value="594.949934951381" calcext:value-type="float">
            <text:p>594.9499349514</text:p>
          </table:table-cell>
          <table:table-cell office:value-type="float" office:value="1" calcext:value-type="float">
            <text:p>1</text:p>
          </table:table-cell>
          <table:table-cell table:formula="of:=[.E13]+[.G13]" office:value-type="float" office:value="39.4934651490388" calcext:value-type="float">
            <text:p>39.493465149</text:p>
          </table:table-cell>
          <table:table-cell office:value-type="float" office:value="0" calcext:value-type="float">
            <text:p>0</text:p>
          </table:table-cell>
          <table:table-cell table:formula="of:=[.L13]*[.B14]*32.17405" office:value-type="float" office:value="3.85746375162343" calcext:value-type="float">
            <text:p>3.8574637516</text:p>
          </table:table-cell>
          <table:table-cell table:formula="of:=[.U14]" office:value-type="float" office:value="1.03949904337387" calcext:value-type="float">
            <text:p>1.0394990434</text:p>
          </table:table-cell>
          <table:table-cell office:value-type="float" office:value="0" calcext:value-type="float">
            <text:p>0</text:p>
          </table:table-cell>
          <table:table-cell table:formula="of:=([.H14]+[.H13])/2" office:value-type="float" office:value="1.03965947139363" calcext:value-type="float">
            <text:p>1.0396594714</text:p>
          </table:table-cell>
          <table:table-cell table:formula="of:=([.I13]+[.I14])/2" office:value-type="float" office:value="0" calcext:value-type="float">
            <text:p>0</text:p>
          </table:table-cell>
          <table:table-cell table:formula="of:=[.J14]-[.N14]" office:value-type="float" office:value="0.0396594713936302" calcext:value-type="float">
            <text:p>0.0396594714</text:p>
          </table:table-cell>
          <table:table-cell table:formula="of:=17683.9567*(POWER(1/(1+([.C14]/20902230.99));2))" office:value-type="float" office:value="17682.9500495892" calcext:value-type="float">
            <text:p>17682.9500495892</text:p>
          </table:table-cell>
          <table:table-cell table:formula="of:=1-(POWER(([.F14]/[.M1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4];2)+POWER([.F14];2))" office:value-type="float" office:value="39.4934651490388" calcext:value-type="float">
            <text:p>39.493465149</text:p>
          </table:table-cell>
          <table:table-cell table:formula="of:=POWER([.P14]/1000;2)*[.D14]*[.R14]" office:value-type="float" office:value="0.00171570716842618" calcext:value-type="float">
            <text:p>0.001715707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4]/[.S14]" office:value-type="float" office:value="1.0412147505423" calcext:value-type="float">
            <text:p>1.0412147505</text:p>
          </table:table-cell>
          <table:table-cell table:formula="of:=[.T14]-[.Q14]" office:value-type="float" office:value="1.03949904337387" calcext:value-type="float">
            <text:p>1.0394990434</text:p>
          </table:table-cell>
        </table:table-row>
        <table:table-row table:style-name="ro1">
          <table:table-cell table:formula="of:=[.A14]+[.B14]" office:value-type="float" office:value="39" calcext:value-type="float">
            <text:p>39</text:p>
          </table:table-cell>
          <table:table-cell table:formula="of:=[.B14]" office:value-type="float" office:value="3" calcext:value-type="float">
            <text:p>3</text:p>
          </table:table-cell>
          <table:table-cell table:formula="of:=[.C14]+([.E14]*[.B15])+(([.G14]*[.B15])/2)" office:value-type="float" office:value="719.216526025933" calcext:value-type="float">
            <text:p>719.2165260259</text:p>
          </table:table-cell>
          <table:table-cell office:value-type="float" office:value="1" calcext:value-type="float">
            <text:p>1</text:p>
          </table:table-cell>
          <table:table-cell table:formula="of:=[.E14]+[.G14]" office:value-type="float" office:value="43.3509289006622" calcext:value-type="float">
            <text:p>43.3509289007</text:p>
          </table:table-cell>
          <table:table-cell office:value-type="float" office:value="0" calcext:value-type="float">
            <text:p>0</text:p>
          </table:table-cell>
          <table:table-cell table:formula="of:=[.L14]*[.B15]*32.17405" office:value-type="float" office:value="3.82801744677669" calcext:value-type="float">
            <text:p>3.8280174468</text:p>
          </table:table-cell>
          <table:table-cell table:formula="of:=[.U15]" office:value-type="float" office:value="1.03914751720209" calcext:value-type="float">
            <text:p>1.0391475172</text:p>
          </table:table-cell>
          <table:table-cell office:value-type="float" office:value="0" calcext:value-type="float">
            <text:p>0</text:p>
          </table:table-cell>
          <table:table-cell table:formula="of:=([.H15]+[.H14])/2" office:value-type="float" office:value="1.03932328028798" calcext:value-type="float">
            <text:p>1.0393232803</text:p>
          </table:table-cell>
          <table:table-cell table:formula="of:=([.I14]+[.I15])/2" office:value-type="float" office:value="0" calcext:value-type="float">
            <text:p>0</text:p>
          </table:table-cell>
          <table:table-cell table:formula="of:=[.J15]-[.N15]" office:value-type="float" office:value="0.0393232802879835" calcext:value-type="float">
            <text:p>0.0393232803</text:p>
          </table:table-cell>
          <table:table-cell table:formula="of:=17683.9567*(POWER(1/(1+([.C15]/20902230.99));2))" office:value-type="float" office:value="17682.7398023878" calcext:value-type="float">
            <text:p>17682.7398023878</text:p>
          </table:table-cell>
          <table:table-cell table:formula="of:=1-(POWER(([.F15]/[.M1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5];2)+POWER([.F15];2))" office:value-type="float" office:value="43.3509289006622" calcext:value-type="float">
            <text:p>43.3509289007</text:p>
          </table:table-cell>
          <table:table-cell table:formula="of:=POWER([.P15]/1000;2)*[.D15]*[.R15]" office:value-type="float" office:value="0.0020672333402053" calcext:value-type="float">
            <text:p>0.002067233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5]/[.S15]" office:value-type="float" office:value="1.0412147505423" calcext:value-type="float">
            <text:p>1.0412147505</text:p>
          </table:table-cell>
          <table:table-cell table:formula="of:=[.T15]-[.Q15]" office:value-type="float" office:value="1.03914751720209" calcext:value-type="float">
            <text:p>1.0391475172</text:p>
          </table:table-cell>
        </table:table-row>
        <table:table-row table:style-name="ro1">
          <table:table-cell table:formula="of:=[.A15]+[.B15]" office:value-type="float" office:value="42" calcext:value-type="float">
            <text:p>42</text:p>
          </table:table-cell>
          <table:table-cell table:formula="of:=[.B15]" office:value-type="float" office:value="3" calcext:value-type="float">
            <text:p>3</text:p>
          </table:table-cell>
          <table:table-cell table:formula="of:=[.C15]+([.E15]*[.B16])+(([.G15]*[.B16])/2)" office:value-type="float" office:value="855.011338898084" calcext:value-type="float">
            <text:p>855.0113388981</text:p>
          </table:table-cell>
          <table:table-cell office:value-type="float" office:value="1" calcext:value-type="float">
            <text:p>1</text:p>
          </table:table-cell>
          <table:table-cell table:formula="of:=[.E15]+[.G15]" office:value-type="float" office:value="47.1789463474389" calcext:value-type="float">
            <text:p>47.1789463474</text:p>
          </table:table-cell>
          <table:table-cell office:value-type="float" office:value="0" calcext:value-type="float">
            <text:p>0</text:p>
          </table:table-cell>
          <table:table-cell table:formula="of:=[.L15]*[.B16]*32.17405" office:value-type="float" office:value="3.79556755844879" calcext:value-type="float">
            <text:p>3.7955675584</text:p>
          </table:table-cell>
          <table:table-cell table:formula="of:=[.U16]" office:value-type="float" office:value="1.038766312266" calcext:value-type="float">
            <text:p>1.0387663123</text:p>
          </table:table-cell>
          <table:table-cell office:value-type="float" office:value="0" calcext:value-type="float">
            <text:p>0</text:p>
          </table:table-cell>
          <table:table-cell table:formula="of:=([.H16]+[.H15])/2" office:value-type="float" office:value="1.03895691473405" calcext:value-type="float">
            <text:p>1.0389569147</text:p>
          </table:table-cell>
          <table:table-cell table:formula="of:=([.I15]+[.I16])/2" office:value-type="float" office:value="0" calcext:value-type="float">
            <text:p>0</text:p>
          </table:table-cell>
          <table:table-cell table:formula="of:=[.J16]-[.N16]" office:value-type="float" office:value="0.0389569147340467" calcext:value-type="float">
            <text:p>0.0389569147</text:p>
          </table:table-cell>
          <table:table-cell table:formula="of:=17683.9567*(POWER(1/(1+([.C16]/20902230.99));2))" office:value-type="float" office:value="17682.5100548239" calcext:value-type="float">
            <text:p>17682.5100548239</text:p>
          </table:table-cell>
          <table:table-cell table:formula="of:=1-(POWER(([.F16]/[.M1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6];2)+POWER([.F16];2))" office:value-type="float" office:value="47.1789463474389" calcext:value-type="float">
            <text:p>47.1789463474</text:p>
          </table:table-cell>
          <table:table-cell table:formula="of:=POWER([.P16]/1000;2)*[.D16]*[.R16]" office:value-type="float" office:value="0.00244843827629997" calcext:value-type="float">
            <text:p>0.002448438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6]/[.S16]" office:value-type="float" office:value="1.0412147505423" calcext:value-type="float">
            <text:p>1.0412147505</text:p>
          </table:table-cell>
          <table:table-cell table:formula="of:=[.T16]-[.Q16]" office:value-type="float" office:value="1.038766312266" calcext:value-type="float">
            <text:p>1.0387663123</text:p>
          </table:table-cell>
        </table:table-row>
        <table:table-row table:style-name="ro1">
          <table:table-cell table:formula="of:=[.A16]+[.B16]" office:value-type="float" office:value="45" calcext:value-type="float">
            <text:p>45</text:p>
          </table:table-cell>
          <table:table-cell table:formula="of:=[.B16]" office:value-type="float" office:value="3" calcext:value-type="float">
            <text:p>3</text:p>
          </table:table-cell>
          <table:table-cell table:formula="of:=[.C16]+([.E16]*[.B17])+(([.G16]*[.B17])/2)" office:value-type="float" office:value="1002.24152927807" calcext:value-type="float">
            <text:p>1002.2415292781</text:p>
          </table:table-cell>
          <table:table-cell office:value-type="float" office:value="1" calcext:value-type="float">
            <text:p>1</text:p>
          </table:table-cell>
          <table:table-cell table:formula="of:=[.E16]+[.G16]" office:value-type="float" office:value="50.9745139058877" calcext:value-type="float">
            <text:p>50.9745139059</text:p>
          </table:table-cell>
          <table:table-cell office:value-type="float" office:value="0" calcext:value-type="float">
            <text:p>0</text:p>
          </table:table-cell>
          <table:table-cell table:formula="of:=[.L16]*[.B17]*32.17405" office:value-type="float" office:value="3.76020516749687" calcext:value-type="float">
            <text:p>3.7602051675</text:p>
          </table:table-cell>
          <table:table-cell table:formula="of:=[.U17]" office:value-type="float" office:value="1.03835650936756" calcext:value-type="float">
            <text:p>1.0383565094</text:p>
          </table:table-cell>
          <table:table-cell office:value-type="float" office:value="0" calcext:value-type="float">
            <text:p>0</text:p>
          </table:table-cell>
          <table:table-cell table:formula="of:=([.H17]+[.H16])/2" office:value-type="float" office:value="1.03856141081678" calcext:value-type="float">
            <text:p>1.0385614108</text:p>
          </table:table-cell>
          <table:table-cell table:formula="of:=([.I16]+[.I17])/2" office:value-type="float" office:value="0" calcext:value-type="float">
            <text:p>0</text:p>
          </table:table-cell>
          <table:table-cell table:formula="of:=[.J17]-[.N17]" office:value-type="float" office:value="0.0385614108167815" calcext:value-type="float">
            <text:p>0.0385614108</text:p>
          </table:table-cell>
          <table:table-cell table:formula="of:=17683.9567*(POWER(1/(1+([.C17]/20902230.99));2))" office:value-type="float" office:value="17682.2609651138" calcext:value-type="float">
            <text:p>17682.2609651138</text:p>
          </table:table-cell>
          <table:table-cell table:formula="of:=1-(POWER(([.F17]/[.M1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7];2)+POWER([.F17];2))" office:value-type="float" office:value="50.9745139058877" calcext:value-type="float">
            <text:p>50.9745139059</text:p>
          </table:table-cell>
          <table:table-cell table:formula="of:=POWER([.P17]/1000;2)*[.D17]*[.R17]" office:value-type="float" office:value="0.00285824117473569" calcext:value-type="float">
            <text:p>0.002858241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7]/[.S17]" office:value-type="float" office:value="1.0412147505423" calcext:value-type="float">
            <text:p>1.0412147505</text:p>
          </table:table-cell>
          <table:table-cell table:formula="of:=[.T17]-[.Q17]" office:value-type="float" office:value="1.03835650936756" calcext:value-type="float">
            <text:p>1.0383565094</text:p>
          </table:table-cell>
        </table:table-row>
        <table:table-row table:style-name="ro1">
          <table:table-cell table:formula="of:=[.A17]+[.B17]" office:value-type="float" office:value="48" calcext:value-type="float">
            <text:p>48</text:p>
          </table:table-cell>
          <table:table-cell table:formula="of:=[.B17]" office:value-type="float" office:value="3" calcext:value-type="float">
            <text:p>3</text:p>
          </table:table-cell>
          <table:table-cell table:formula="of:=[.C17]+([.E17]*[.B18])+(([.G17]*[.B18])/2)" office:value-type="float" office:value="1160.80537874698" calcext:value-type="float">
            <text:p>1160.805378747</text:p>
          </table:table-cell>
          <table:table-cell office:value-type="float" office:value="1" calcext:value-type="float">
            <text:p>1</text:p>
          </table:table-cell>
          <table:table-cell table:formula="of:=[.E17]+[.G17]" office:value-type="float" office:value="54.7347190733846" calcext:value-type="float">
            <text:p>54.7347190734</text:p>
          </table:table-cell>
          <table:table-cell office:value-type="float" office:value="0" calcext:value-type="float">
            <text:p>0</text:p>
          </table:table-cell>
          <table:table-cell table:formula="of:=[.L17]*[.B18]*32.17405" office:value-type="float" office:value="3.72203027906901" calcext:value-type="float">
            <text:p>3.7220302791</text:p>
          </table:table-cell>
          <table:table-cell table:formula="of:=[.U18]" office:value-type="float" office:value="1.03791927212305" calcext:value-type="float">
            <text:p>1.0379192721</text:p>
          </table:table-cell>
          <table:table-cell office:value-type="float" office:value="0" calcext:value-type="float">
            <text:p>0</text:p>
          </table:table-cell>
          <table:table-cell table:formula="of:=([.H18]+[.H17])/2" office:value-type="float" office:value="1.03813789074531" calcext:value-type="float">
            <text:p>1.0381378907</text:p>
          </table:table-cell>
          <table:table-cell table:formula="of:=([.I17]+[.I18])/2" office:value-type="float" office:value="0" calcext:value-type="float">
            <text:p>0</text:p>
          </table:table-cell>
          <table:table-cell table:formula="of:=[.J18]-[.N18]" office:value-type="float" office:value="0.038137890745308" calcext:value-type="float">
            <text:p>0.0381378907</text:p>
          </table:table-cell>
          <table:table-cell table:formula="of:=17683.9567*(POWER(1/(1+([.C18]/20902230.99));2))" office:value-type="float" office:value="17681.992706569" calcext:value-type="float">
            <text:p>17681.992706569</text:p>
          </table:table-cell>
          <table:table-cell table:formula="of:=1-(POWER(([.F18]/[.M1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8];2)+POWER([.F18];2))" office:value-type="float" office:value="54.7347190733846" calcext:value-type="float">
            <text:p>54.7347190734</text:p>
          </table:table-cell>
          <table:table-cell table:formula="of:=POWER([.P18]/1000;2)*[.D18]*[.R18]" office:value-type="float" office:value="0.00329547841924656" calcext:value-type="float">
            <text:p>0.003295478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8]/[.S18]" office:value-type="float" office:value="1.0412147505423" calcext:value-type="float">
            <text:p>1.0412147505</text:p>
          </table:table-cell>
          <table:table-cell table:formula="of:=[.T18]-[.Q18]" office:value-type="float" office:value="1.03791927212305" calcext:value-type="float">
            <text:p>1.0379192721</text:p>
          </table:table-cell>
        </table:table-row>
        <table:table-row table:style-name="ro1">
          <table:table-cell table:formula="of:=[.A18]+[.B18]" office:value-type="float" office:value="51" calcext:value-type="float">
            <text:p>51</text:p>
          </table:table-cell>
          <table:table-cell table:formula="of:=[.B18]" office:value-type="float" office:value="3" calcext:value-type="float">
            <text:p>3</text:p>
          </table:table-cell>
          <table:table-cell table:formula="of:=[.C18]+([.E18]*[.B19])+(([.G18]*[.B19])/2)" office:value-type="float" office:value="1330.59258138574" calcext:value-type="float">
            <text:p>1330.5925813857</text:p>
          </table:table-cell>
          <table:table-cell office:value-type="float" office:value="1" calcext:value-type="float">
            <text:p>1</text:p>
          </table:table-cell>
          <table:table-cell table:formula="of:=[.E18]+[.G18]" office:value-type="float" office:value="58.4567493524536" calcext:value-type="float">
            <text:p>58.4567493525</text:p>
          </table:table-cell>
          <table:table-cell office:value-type="float" office:value="0" calcext:value-type="float">
            <text:p>0</text:p>
          </table:table-cell>
          <table:table-cell table:formula="of:=[.L18]*[.B19]*32.17405" office:value-type="float" office:value="3.68115121120223" calcext:value-type="float">
            <text:p>3.6811512112</text:p>
          </table:table-cell>
          <table:table-cell table:formula="of:=[.U19]" office:value-type="float" office:value="1.03745583984296" calcext:value-type="float">
            <text:p>1.0374558398</text:p>
          </table:table-cell>
          <table:table-cell office:value-type="float" office:value="0" calcext:value-type="float">
            <text:p>0</text:p>
          </table:table-cell>
          <table:table-cell table:formula="of:=([.H19]+[.H18])/2" office:value-type="float" office:value="1.03768755598301" calcext:value-type="float">
            <text:p>1.037687556</text:p>
          </table:table-cell>
          <table:table-cell table:formula="of:=([.I18]+[.I19])/2" office:value-type="float" office:value="0" calcext:value-type="float">
            <text:p>0</text:p>
          </table:table-cell>
          <table:table-cell table:formula="of:=[.J19]-[.N19]" office:value-type="float" office:value="0.0376875559830054" calcext:value-type="float">
            <text:p>0.037687556</text:p>
          </table:table-cell>
          <table:table-cell table:formula="of:=17683.9567*(POWER(1/(1+([.C19]/20902230.99));2))" office:value-type="float" office:value="17681.7054671075" calcext:value-type="float">
            <text:p>17681.7054671075</text:p>
          </table:table-cell>
          <table:table-cell table:formula="of:=1-(POWER(([.F19]/[.M1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9];2)+POWER([.F19];2))" office:value-type="float" office:value="58.4567493524536" calcext:value-type="float">
            <text:p>58.4567493525</text:p>
          </table:table-cell>
          <table:table-cell table:formula="of:=POWER([.P19]/1000;2)*[.D19]*[.R19]" office:value-type="float" office:value="0.00375891069934114" calcext:value-type="float">
            <text:p>0.0037589107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9]/[.S19]" office:value-type="float" office:value="1.0412147505423" calcext:value-type="float">
            <text:p>1.0412147505</text:p>
          </table:table-cell>
          <table:table-cell table:formula="of:=[.T19]-[.Q19]" office:value-type="float" office:value="1.03745583984296" calcext:value-type="float">
            <text:p>1.0374558398</text:p>
          </table:table-cell>
        </table:table-row>
        <table:table-row table:style-name="ro1">
          <table:table-cell table:formula="of:=[.A19]+[.B19]" office:value-type="float" office:value="54" calcext:value-type="float">
            <text:p>54</text:p>
          </table:table-cell>
          <table:table-cell table:formula="of:=[.B19]" office:value-type="float" office:value="3" calcext:value-type="float">
            <text:p>3</text:p>
          </table:table-cell>
          <table:table-cell table:formula="of:=[.C19]+([.E19]*[.B20])+(([.G19]*[.B20])/2)" office:value-type="float" office:value="1511.4845562599" calcext:value-type="float">
            <text:p>1511.4845562599</text:p>
          </table:table-cell>
          <table:table-cell office:value-type="float" office:value="1" calcext:value-type="float">
            <text:p>1</text:p>
          </table:table-cell>
          <table:table-cell table:formula="of:=[.E19]+[.G19]" office:value-type="float" office:value="62.1379005636558" calcext:value-type="float">
            <text:p>62.1379005637</text:p>
          </table:table-cell>
          <table:table-cell office:value-type="float" office:value="0" calcext:value-type="float">
            <text:p>0</text:p>
          </table:table-cell>
          <table:table-cell table:formula="of:=[.L19]*[.B20]*32.17405" office:value-type="float" office:value="3.63768393172505" calcext:value-type="float">
            <text:p>3.6376839317</text:p>
          </table:table-cell>
          <table:table-cell table:formula="of:=[.U20]" office:value-type="float" office:value="1.03696751998719" calcext:value-type="float">
            <text:p>1.03696752</text:p>
          </table:table-cell>
          <table:table-cell office:value-type="float" office:value="0" calcext:value-type="float">
            <text:p>0</text:p>
          </table:table-cell>
          <table:table-cell table:formula="of:=([.H20]+[.H19])/2" office:value-type="float" office:value="1.03721167991508" calcext:value-type="float">
            <text:p>1.0372116799</text:p>
          </table:table-cell>
          <table:table-cell table:formula="of:=([.I19]+[.I20])/2" office:value-type="float" office:value="0" calcext:value-type="float">
            <text:p>0</text:p>
          </table:table-cell>
          <table:table-cell table:formula="of:=[.J20]-[.N20]" office:value-type="float" office:value="0.0372116799150763" calcext:value-type="float">
            <text:p>0.0372116799</text:p>
          </table:table-cell>
          <table:table-cell table:formula="of:=17683.9567*(POWER(1/(1+([.C20]/20902230.99));2))" office:value-type="float" office:value="17681.3994487201" calcext:value-type="float">
            <text:p>17681.3994487201</text:p>
          </table:table-cell>
          <table:table-cell table:formula="of:=1-(POWER(([.F20]/[.M2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0];2)+POWER([.F20];2))" office:value-type="float" office:value="62.1379005636558" calcext:value-type="float">
            <text:p>62.1379005637</text:p>
          </table:table-cell>
          <table:table-cell table:formula="of:=POWER([.P20]/1000;2)*[.D20]*[.R20]" office:value-type="float" office:value="0.00424723055510466" calcext:value-type="float">
            <text:p>0.004247230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0]/[.S20]" office:value-type="float" office:value="1.0412147505423" calcext:value-type="float">
            <text:p>1.0412147505</text:p>
          </table:table-cell>
          <table:table-cell table:formula="of:=[.T20]-[.Q20]" office:value-type="float" office:value="1.03696751998719" calcext:value-type="float">
            <text:p>1.03696752</text:p>
          </table:table-cell>
        </table:table-row>
        <table:table-row table:style-name="ro1">
          <table:table-cell table:formula="of:=[.A20]+[.B20]" office:value-type="float" office:value="57" calcext:value-type="float">
            <text:p>57</text:p>
          </table:table-cell>
          <table:table-cell table:formula="of:=[.B20]" office:value-type="float" office:value="3" calcext:value-type="float">
            <text:p>3</text:p>
          </table:table-cell>
          <table:table-cell table:formula="of:=[.C20]+([.E20]*[.B21])+(([.G20]*[.B21])/2)" office:value-type="float" office:value="1703.35478384846" calcext:value-type="float">
            <text:p>1703.3547838485</text:p>
          </table:table-cell>
          <table:table-cell office:value-type="float" office:value="1" calcext:value-type="float">
            <text:p>1</text:p>
          </table:table-cell>
          <table:table-cell table:formula="of:=[.E20]+[.G20]" office:value-type="float" office:value="65.7755844953809" calcext:value-type="float">
            <text:p>65.7755844954</text:p>
          </table:table-cell>
          <table:table-cell office:value-type="float" office:value="0" calcext:value-type="float">
            <text:p>0</text:p>
          </table:table-cell>
          <table:table-cell table:formula="of:=[.L20]*[.B21]*32.17405" office:value-type="float" office:value="3.59175135051499" calcext:value-type="float">
            <text:p>3.5917513505</text:p>
          </table:table-cell>
          <table:table-cell table:formula="of:=[.U21]" office:value-type="float" office:value="1.03645568027502" calcext:value-type="float">
            <text:p>1.0364556803</text:p>
          </table:table-cell>
          <table:table-cell office:value-type="float" office:value="0" calcext:value-type="float">
            <text:p>0</text:p>
          </table:table-cell>
          <table:table-cell table:formula="of:=([.H21]+[.H20])/2" office:value-type="float" office:value="1.03671160013111" calcext:value-type="float">
            <text:p>1.0367116001</text:p>
          </table:table-cell>
          <table:table-cell table:formula="of:=([.I20]+[.I21])/2" office:value-type="float" office:value="0" calcext:value-type="float">
            <text:p>0</text:p>
          </table:table-cell>
          <table:table-cell table:formula="of:=[.J21]-[.N21]" office:value-type="float" office:value="0.036711600131107" calcext:value-type="float">
            <text:p>0.0367116001</text:p>
          </table:table-cell>
          <table:table-cell table:formula="of:=17683.9567*(POWER(1/(1+([.C21]/20902230.99));2))" office:value-type="float" office:value="17681.0748668963" calcext:value-type="float">
            <text:p>17681.0748668963</text:p>
          </table:table-cell>
          <table:table-cell table:formula="of:=1-(POWER(([.F21]/[.M2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1];2)+POWER([.F21];2))" office:value-type="float" office:value="65.7755844953809" calcext:value-type="float">
            <text:p>65.7755844954</text:p>
          </table:table-cell>
          <table:table-cell table:formula="of:=POWER([.P21]/1000;2)*[.D21]*[.R21]" office:value-type="float" office:value="0.00475907026727989" calcext:value-type="float">
            <text:p>0.004759070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1]/[.S21]" office:value-type="float" office:value="1.0412147505423" calcext:value-type="float">
            <text:p>1.0412147505</text:p>
          </table:table-cell>
          <table:table-cell table:formula="of:=[.T21]-[.Q21]" office:value-type="float" office:value="1.03645568027502" calcext:value-type="float">
            <text:p>1.0364556803</text:p>
          </table:table-cell>
        </table:table-row>
        <table:table-row table:style-name="ro1">
          <table:table-cell table:formula="of:=[.A21]+[.B21]" office:value-type="float" office:value="60" calcext:value-type="float">
            <text:p>60</text:p>
          </table:table-cell>
          <table:table-cell table:formula="of:=[.B21]" office:value-type="float" office:value="3" calcext:value-type="float">
            <text:p>3</text:p>
          </table:table-cell>
          <table:table-cell table:formula="of:=[.C21]+([.E21]*[.B22])+(([.G21]*[.B22])/2)" office:value-type="float" office:value="1906.06916436037" calcext:value-type="float">
            <text:p>1906.0691643604</text:p>
          </table:table-cell>
          <table:table-cell office:value-type="float" office:value="1" calcext:value-type="float">
            <text:p>1</text:p>
          </table:table-cell>
          <table:table-cell table:formula="of:=[.E21]+[.G21]" office:value-type="float" office:value="69.3673358458958" calcext:value-type="float">
            <text:p>69.3673358459</text:p>
          </table:table-cell>
          <table:table-cell office:value-type="float" office:value="0" calcext:value-type="float">
            <text:p>0</text:p>
          </table:table-cell>
          <table:table-cell table:formula="of:=[.L21]*[.B22]*32.17405" office:value-type="float" office:value="3.54348257459473" calcext:value-type="float">
            <text:p>3.5434825746</text:p>
          </table:table-cell>
          <table:table-cell table:formula="of:=[.U22]" office:value-type="float" office:value="1.03592174053171" calcext:value-type="float">
            <text:p>1.0359217405</text:p>
          </table:table-cell>
          <table:table-cell office:value-type="float" office:value="0" calcext:value-type="float">
            <text:p>0</text:p>
          </table:table-cell>
          <table:table-cell table:formula="of:=([.H22]+[.H21])/2" office:value-type="float" office:value="1.03618871040336" calcext:value-type="float">
            <text:p>1.0361887104</text:p>
          </table:table-cell>
          <table:table-cell table:formula="of:=([.I21]+[.I22])/2" office:value-type="float" office:value="0" calcext:value-type="float">
            <text:p>0</text:p>
          </table:table-cell>
          <table:table-cell table:formula="of:=[.J22]-[.N22]" office:value-type="float" office:value="0.0361887104033629" calcext:value-type="float">
            <text:p>0.0361887104</text:p>
          </table:table-cell>
          <table:table-cell table:formula="of:=17683.9567*(POWER(1/(1+([.C22]/20902230.99));2))" office:value-type="float" office:value="17680.7319500134" calcext:value-type="float">
            <text:p>17680.7319500134</text:p>
          </table:table-cell>
          <table:table-cell table:formula="of:=1-(POWER(([.F22]/[.M2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2];2)+POWER([.F22];2))" office:value-type="float" office:value="69.3673358458958" calcext:value-type="float">
            <text:p>69.3673358459</text:p>
          </table:table-cell>
          <table:table-cell table:formula="of:=POWER([.P22]/1000;2)*[.D22]*[.R22]" office:value-type="float" office:value="0.00529301001059304" calcext:value-type="float">
            <text:p>0.0052930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2]/[.S22]" office:value-type="float" office:value="1.0412147505423" calcext:value-type="float">
            <text:p>1.0412147505</text:p>
          </table:table-cell>
          <table:table-cell table:formula="of:=[.T22]-[.Q22]" office:value-type="float" office:value="1.03592174053171" calcext:value-type="float">
            <text:p>1.0359217405</text:p>
          </table:table-cell>
        </table:table-row>
        <table:table-row table:style-name="ro1">
          <table:table-cell table:formula="of:=[.A22]+[.B22]" office:value-type="float" office:value="63" calcext:value-type="float">
            <text:p>63</text:p>
          </table:table-cell>
          <table:table-cell table:formula="of:=[.B22]" office:value-type="float" office:value="3" calcext:value-type="float">
            <text:p>3</text:p>
          </table:table-cell>
          <table:table-cell table:formula="of:=[.C22]+([.E22]*[.B23])+(([.G22]*[.B23])/2)" office:value-type="float" office:value="2119.48639575995" calcext:value-type="float">
            <text:p>2119.48639576</text:p>
          </table:table-cell>
          <table:table-cell office:value-type="float" office:value="1" calcext:value-type="float">
            <text:p>1</text:p>
          </table:table-cell>
          <table:table-cell table:formula="of:=[.E22]+[.G22]" office:value-type="float" office:value="72.9108184204906" calcext:value-type="float">
            <text:p>72.9108184205</text:p>
          </table:table-cell>
          <table:table-cell office:value-type="float" office:value="0" calcext:value-type="float">
            <text:p>0</text:p>
          </table:table-cell>
          <table:table-cell table:formula="of:=[.L22]*[.B23]*32.17405" office:value-type="float" office:value="3.49301213385996" calcext:value-type="float">
            <text:p>3.4930121339</text:p>
          </table:table-cell>
          <table:table-cell table:formula="of:=[.U23]" office:value-type="float" office:value="1.03536716435528" calcext:value-type="float">
            <text:p>1.0353671644</text:p>
          </table:table-cell>
          <table:table-cell office:value-type="float" office:value="0" calcext:value-type="float">
            <text:p>0</text:p>
          </table:table-cell>
          <table:table-cell table:formula="of:=([.H23]+[.H22])/2" office:value-type="float" office:value="1.03564445244349" calcext:value-type="float">
            <text:p>1.0356444524</text:p>
          </table:table-cell>
          <table:table-cell table:formula="of:=([.I22]+[.I23])/2" office:value-type="float" office:value="0" calcext:value-type="float">
            <text:p>0</text:p>
          </table:table-cell>
          <table:table-cell table:formula="of:=[.J23]-[.N23]" office:value-type="float" office:value="0.0356444524434925" calcext:value-type="float">
            <text:p>0.0356444524</text:p>
          </table:table-cell>
          <table:table-cell table:formula="of:=17683.9567*(POWER(1/(1+([.C23]/20902230.99));2))" office:value-type="float" office:value="17680.3709386914" calcext:value-type="float">
            <text:p>17680.3709386914</text:p>
          </table:table-cell>
          <table:table-cell table:formula="of:=1-(POWER(([.F23]/[.M2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3];2)+POWER([.F23];2))" office:value-type="float" office:value="72.9108184204906" calcext:value-type="float">
            <text:p>72.9108184205</text:p>
          </table:table-cell>
          <table:table-cell table:formula="of:=POWER([.P23]/1000;2)*[.D23]*[.R23]" office:value-type="float" office:value="0.00584758618702032" calcext:value-type="float">
            <text:p>0.005847586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3]/[.S23]" office:value-type="float" office:value="1.0412147505423" calcext:value-type="float">
            <text:p>1.0412147505</text:p>
          </table:table-cell>
          <table:table-cell table:formula="of:=[.T23]-[.Q23]" office:value-type="float" office:value="1.03536716435528" calcext:value-type="float">
            <text:p>1.0353671644</text:p>
          </table:table-cell>
        </table:table-row>
        <table:table-row table:style-name="ro1">
          <table:table-cell table:formula="of:=[.A23]+[.B23]" office:value-type="float" office:value="66" calcext:value-type="float">
            <text:p>66</text:p>
          </table:table-cell>
          <table:table-cell table:formula="of:=[.B23]" office:value-type="float" office:value="3" calcext:value-type="float">
            <text:p>3</text:p>
          </table:table-cell>
          <table:table-cell table:formula="of:=[.C23]+([.E23]*[.B24])+(([.G23]*[.B24])/2)" office:value-type="float" office:value="2343.45836922221" calcext:value-type="float">
            <text:p>2343.4583692222</text:p>
          </table:table-cell>
          <table:table-cell office:value-type="float" office:value="1" calcext:value-type="float">
            <text:p>1</text:p>
          </table:table-cell>
          <table:table-cell table:formula="of:=[.E23]+[.G23]" office:value-type="float" office:value="76.4038305543505" calcext:value-type="float">
            <text:p>76.4038305544</text:p>
          </table:table-cell>
          <table:table-cell office:value-type="float" office:value="0" calcext:value-type="float">
            <text:p>0</text:p>
          </table:table-cell>
          <table:table-cell table:formula="of:=[.L23]*[.B24]*32.17405" office:value-type="float" office:value="3.44047918541865" calcext:value-type="float">
            <text:p>3.4404791854</text:p>
          </table:table-cell>
          <table:table-cell table:formula="of:=[.U24]" office:value-type="float" office:value="1.03479345068658" calcext:value-type="float">
            <text:p>1.0347934507</text:p>
          </table:table-cell>
          <table:table-cell office:value-type="float" office:value="0" calcext:value-type="float">
            <text:p>0</text:p>
          </table:table-cell>
          <table:table-cell table:formula="of:=([.H24]+[.H23])/2" office:value-type="float" office:value="1.03508030752093" calcext:value-type="float">
            <text:p>1.0350803075</text:p>
          </table:table-cell>
          <table:table-cell table:formula="of:=([.I23]+[.I24])/2" office:value-type="float" office:value="0" calcext:value-type="float">
            <text:p>0</text:p>
          </table:table-cell>
          <table:table-cell table:formula="of:=[.J24]-[.N24]" office:value-type="float" office:value="0.0350803075209312" calcext:value-type="float">
            <text:p>0.0350803075</text:p>
          </table:table-cell>
          <table:table-cell table:formula="of:=17683.9567*(POWER(1/(1+([.C24]/20902230.99));2))" office:value-type="float" office:value="17679.9920851188" calcext:value-type="float">
            <text:p>17679.9920851188</text:p>
          </table:table-cell>
          <table:table-cell table:formula="of:=1-(POWER(([.F24]/[.M2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4];2)+POWER([.F24];2))" office:value-type="float" office:value="76.4038305543505" calcext:value-type="float">
            <text:p>76.4038305544</text:p>
          </table:table-cell>
          <table:table-cell table:formula="of:=POWER([.P24]/1000;2)*[.D24]*[.R24]" office:value-type="float" office:value="0.00642129985571569" calcext:value-type="float">
            <text:p>0.0064212999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4]/[.S24]" office:value-type="float" office:value="1.0412147505423" calcext:value-type="float">
            <text:p>1.0412147505</text:p>
          </table:table-cell>
          <table:table-cell table:formula="of:=[.T24]-[.Q24]" office:value-type="float" office:value="1.03479345068658" calcext:value-type="float">
            <text:p>1.0347934507</text:p>
          </table:table-cell>
        </table:table-row>
        <table:table-row table:style-name="ro1">
          <table:table-cell table:formula="of:=[.A24]+[.B24]" office:value-type="float" office:value="69" calcext:value-type="float">
            <text:p>69</text:p>
          </table:table-cell>
          <table:table-cell table:formula="of:=[.B24]" office:value-type="float" office:value="3" calcext:value-type="float">
            <text:p>3</text:p>
          </table:table-cell>
          <table:table-cell table:formula="of:=[.C24]+([.E24]*[.B25])+(([.G24]*[.B25])/2)" office:value-type="float" office:value="2577.83057966339" calcext:value-type="float">
            <text:p>2577.8305796634</text:p>
          </table:table-cell>
          <table:table-cell office:value-type="float" office:value="1" calcext:value-type="float">
            <text:p>1</text:p>
          </table:table-cell>
          <table:table-cell table:formula="of:=[.E24]+[.G24]" office:value-type="float" office:value="79.8443097397692" calcext:value-type="float">
            <text:p>79.8443097398</text:p>
          </table:table-cell>
          <table:table-cell office:value-type="float" office:value="0" calcext:value-type="float">
            <text:p>0</text:p>
          </table:table-cell>
          <table:table-cell table:formula="of:=[.L24]*[.B25]*32.17405" office:value-type="float" office:value="3.38602670458145" calcext:value-type="float">
            <text:p>3.3860267046</text:p>
          </table:table-cell>
          <table:table-cell table:formula="of:=[.U25]" office:value-type="float" office:value="1.0342021253647" calcext:value-type="float">
            <text:p>1.0342021254</text:p>
          </table:table-cell>
          <table:table-cell office:value-type="float" office:value="0" calcext:value-type="float">
            <text:p>0</text:p>
          </table:table-cell>
          <table:table-cell table:formula="of:=([.H25]+[.H24])/2" office:value-type="float" office:value="1.03449778802564" calcext:value-type="float">
            <text:p>1.034497788</text:p>
          </table:table-cell>
          <table:table-cell table:formula="of:=([.I24]+[.I25])/2" office:value-type="float" office:value="0" calcext:value-type="float">
            <text:p>0</text:p>
          </table:table-cell>
          <table:table-cell table:formula="of:=[.J25]-[.N25]" office:value-type="float" office:value="0.0344977880256403" calcext:value-type="float">
            <text:p>0.034497788</text:p>
          </table:table-cell>
          <table:table-cell table:formula="of:=17683.9567*(POWER(1/(1+([.C25]/20902230.99));2))" office:value-type="float" office:value="17679.5956523522" calcext:value-type="float">
            <text:p>17679.5956523522</text:p>
          </table:table-cell>
          <table:table-cell table:formula="of:=1-(POWER(([.F25]/[.M2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5];2)+POWER([.F25];2))" office:value-type="float" office:value="79.8443097397692" calcext:value-type="float">
            <text:p>79.8443097398</text:p>
          </table:table-cell>
          <table:table-cell table:formula="of:=POWER([.P25]/1000;2)*[.D25]*[.R25]" office:value-type="float" office:value="0.00701262517760222" calcext:value-type="float">
            <text:p>0.007012625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5]/[.S25]" office:value-type="float" office:value="1.0412147505423" calcext:value-type="float">
            <text:p>1.0412147505</text:p>
          </table:table-cell>
          <table:table-cell table:formula="of:=[.T25]-[.Q25]" office:value-type="float" office:value="1.0342021253647" calcext:value-type="float">
            <text:p>1.0342021254</text:p>
          </table:table-cell>
        </table:table-row>
        <table:table-row table:style-name="ro1">
          <table:table-cell table:formula="of:=[.A25]+[.B25]" office:value-type="float" office:value="72" calcext:value-type="float">
            <text:p>72</text:p>
          </table:table-cell>
          <table:table-cell table:formula="of:=[.B25]" office:value-type="float" office:value="3" calcext:value-type="float">
            <text:p>3</text:p>
          </table:table-cell>
          <table:table-cell table:formula="of:=[.C25]+([.E25]*[.B26])+(([.G25]*[.B26])/2)" office:value-type="float" office:value="2822.44254893957" calcext:value-type="float">
            <text:p>2822.4425489396</text:p>
          </table:table-cell>
          <table:table-cell office:value-type="float" office:value="1" calcext:value-type="float">
            <text:p>1</text:p>
          </table:table-cell>
          <table:table-cell table:formula="of:=[.E25]+[.G25]" office:value-type="float" office:value="83.2303364443506" calcext:value-type="float">
            <text:p>83.2303364444</text:p>
          </table:table-cell>
          <table:table-cell office:value-type="float" office:value="0" calcext:value-type="float">
            <text:p>0</text:p>
          </table:table-cell>
          <table:table-cell table:formula="of:=[.L25]*[.B26]*32.17405" office:value-type="float" office:value="3.32980067047906" calcext:value-type="float">
            <text:p>3.3298006705</text:p>
          </table:table-cell>
          <table:table-cell table:formula="of:=[.U26]" office:value-type="float" office:value="1.0335947327472" calcext:value-type="float">
            <text:p>1.0335947327</text:p>
          </table:table-cell>
          <table:table-cell office:value-type="float" office:value="0" calcext:value-type="float">
            <text:p>0</text:p>
          </table:table-cell>
          <table:table-cell table:formula="of:=([.H26]+[.H25])/2" office:value-type="float" office:value="1.03389842905595" calcext:value-type="float">
            <text:p>1.0338984291</text:p>
          </table:table-cell>
          <table:table-cell table:formula="of:=([.I25]+[.I26])/2" office:value-type="float" office:value="0" calcext:value-type="float">
            <text:p>0</text:p>
          </table:table-cell>
          <table:table-cell table:formula="of:=[.J26]-[.N26]" office:value-type="float" office:value="0.0338984290559463" calcext:value-type="float">
            <text:p>0.0338984291</text:p>
          </table:table-cell>
          <table:table-cell table:formula="of:=17683.9567*(POWER(1/(1+([.C26]/20902230.99));2))" office:value-type="float" office:value="17679.1819135956" calcext:value-type="float">
            <text:p>17679.1819135956</text:p>
          </table:table-cell>
          <table:table-cell table:formula="of:=1-(POWER(([.F26]/[.M2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6];2)+POWER([.F26];2))" office:value-type="float" office:value="83.2303364443506" calcext:value-type="float">
            <text:p>83.2303364444</text:p>
          </table:table-cell>
          <table:table-cell table:formula="of:=POWER([.P26]/1000;2)*[.D26]*[.R26]" office:value-type="float" office:value="0.00762001779510378" calcext:value-type="float">
            <text:p>0.007620017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6]/[.S26]" office:value-type="float" office:value="1.0412147505423" calcext:value-type="float">
            <text:p>1.0412147505</text:p>
          </table:table-cell>
          <table:table-cell table:formula="of:=[.T26]-[.Q26]" office:value-type="float" office:value="1.0335947327472" calcext:value-type="float">
            <text:p>1.0335947327</text:p>
          </table:table-cell>
        </table:table-row>
        <table:table-row table:style-name="ro1">
          <table:table-cell table:formula="of:=[.A26]+[.B26]" office:value-type="float" office:value="75" calcext:value-type="float">
            <text:p>75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+([.E26]*[.B27])+(([.G26]*[.B27])/2)" office:value-type="float" office:value="3077.12825927834" calcext:value-type="float">
            <text:p>3077.1282592784</text:p>
          </table:table-cell>
          <table:table-cell office:value-type="float" office:value="1" calcext:value-type="float">
            <text:p>1</text:p>
          </table:table-cell>
          <table:table-cell table:formula="of:=[.E26]+[.G26]" office:value-type="float" office:value="86.5601371148297" calcext:value-type="float">
            <text:p>86.5601371148</text:p>
          </table:table-cell>
          <table:table-cell office:value-type="float" office:value="0" calcext:value-type="float">
            <text:p>0</text:p>
          </table:table-cell>
          <table:table-cell table:formula="of:=[.L26]*[.B27]*32.17405" office:value-type="float" office:value="3.27194925410241" calcext:value-type="float">
            <text:p>3.2719492541</text:p>
          </table:table-cell>
          <table:table-cell table:formula="of:=[.U27]" office:value-type="float" office:value="1.03297282747123" calcext:value-type="float">
            <text:p>1.0329728275</text:p>
          </table:table-cell>
          <table:table-cell office:value-type="float" office:value="0" calcext:value-type="float">
            <text:p>0</text:p>
          </table:table-cell>
          <table:table-cell table:formula="of:=([.H27]+[.H26])/2" office:value-type="float" office:value="1.03328378010921" calcext:value-type="float">
            <text:p>1.0332837801</text:p>
          </table:table-cell>
          <table:table-cell table:formula="of:=([.I26]+[.I27])/2" office:value-type="float" office:value="0" calcext:value-type="float">
            <text:p>0</text:p>
          </table:table-cell>
          <table:table-cell table:formula="of:=[.J27]-[.N27]" office:value-type="float" office:value="0.0332837801092114" calcext:value-type="float">
            <text:p>0.0332837801</text:p>
          </table:table-cell>
          <table:table-cell table:formula="of:=17683.9567*(POWER(1/(1+([.C27]/20902230.99));2))" office:value-type="float" office:value="17678.7511514609" calcext:value-type="float">
            <text:p>17678.7511514609</text:p>
          </table:table-cell>
          <table:table-cell table:formula="of:=1-(POWER(([.F27]/[.M2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7];2)+POWER([.F27];2))" office:value-type="float" office:value="86.5601371148297" calcext:value-type="float">
            <text:p>86.5601371148</text:p>
          </table:table-cell>
          <table:table-cell table:formula="of:=POWER([.P27]/1000;2)*[.D27]*[.R27]" office:value-type="float" office:value="0.00824192307107192" calcext:value-type="float">
            <text:p>0.008241923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7]/[.S27]" office:value-type="float" office:value="1.0412147505423" calcext:value-type="float">
            <text:p>1.0412147505</text:p>
          </table:table-cell>
          <table:table-cell table:formula="of:=[.T27]-[.Q27]" office:value-type="float" office:value="1.03297282747123" calcext:value-type="float">
            <text:p>1.0329728275</text:p>
          </table:table-cell>
        </table:table-row>
        <table:table-row table:style-name="ro1">
          <table:table-cell table:formula="of:=[.A27]+[.B27]" office:value-type="float" office:value="78" calcext:value-type="float">
            <text:p>78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+([.E27]*[.B28])+(([.G27]*[.B28])/2)" office:value-type="float" office:value="3341.71659450399" calcext:value-type="float">
            <text:p>3341.716594504</text:p>
          </table:table-cell>
          <table:table-cell office:value-type="float" office:value="1" calcext:value-type="float">
            <text:p>1</text:p>
          </table:table-cell>
          <table:table-cell table:formula="of:=[.E27]+[.G27]" office:value-type="float" office:value="89.8320863689321" calcext:value-type="float">
            <text:p>89.8320863689</text:p>
          </table:table-cell>
          <table:table-cell office:value-type="float" office:value="0" calcext:value-type="float">
            <text:p>0</text:p>
          </table:table-cell>
          <table:table-cell table:formula="of:=[.L27]*[.B28]*32.17405" office:value-type="float" office:value="3.21262201626832" calcext:value-type="float">
            <text:p>3.2126220163</text:p>
          </table:table-cell>
          <table:table-cell table:formula="of:=[.U28]" office:value-type="float" office:value="1.03233796642676" calcext:value-type="float">
            <text:p>1.0323379664</text:p>
          </table:table-cell>
          <table:table-cell office:value-type="float" office:value="0" calcext:value-type="float">
            <text:p>0</text:p>
          </table:table-cell>
          <table:table-cell table:formula="of:=([.H28]+[.H27])/2" office:value-type="float" office:value="1.032655396949" calcext:value-type="float">
            <text:p>1.0326553969</text:p>
          </table:table-cell>
          <table:table-cell table:formula="of:=([.I27]+[.I28])/2" office:value-type="float" office:value="0" calcext:value-type="float">
            <text:p>0</text:p>
          </table:table-cell>
          <table:table-cell table:formula="of:=[.J28]-[.N28]" office:value-type="float" office:value="0.032655396948996" calcext:value-type="float">
            <text:p>0.0326553969</text:p>
          </table:table-cell>
          <table:table-cell table:formula="of:=17683.9567*(POWER(1/(1+([.C28]/20902230.99));2))" office:value-type="float" office:value="17678.3036572161" calcext:value-type="float">
            <text:p>17678.3036572161</text:p>
          </table:table-cell>
          <table:table-cell table:formula="of:=1-(POWER(([.F28]/[.M2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8];2)+POWER([.F28];2))" office:value-type="float" office:value="89.8320863689321" calcext:value-type="float">
            <text:p>89.8320863689</text:p>
          </table:table-cell>
          <table:table-cell table:formula="of:=POWER([.P28]/1000;2)*[.D28]*[.R28]" office:value-type="float" office:value="0.0088767841155348" calcext:value-type="float">
            <text:p>0.008876784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8]/[.S28]" office:value-type="float" office:value="1.0412147505423" calcext:value-type="float">
            <text:p>1.0412147505</text:p>
          </table:table-cell>
          <table:table-cell table:formula="of:=[.T28]-[.Q28]" office:value-type="float" office:value="1.03233796642676" calcext:value-type="float">
            <text:p>1.0323379664</text:p>
          </table:table-cell>
        </table:table-row>
        <table:table-row table:style-name="ro1">
          <table:table-cell table:formula="of:=[.A28]+[.B28]" office:value-type="float" office:value="81" calcext:value-type="float">
            <text:p>81</text:p>
          </table:table-cell>
          <table:table-cell table:formula="of:=[.B28]" office:value-type="float" office:value="3" calcext:value-type="float">
            <text:p>3</text:p>
          </table:table-cell>
          <table:table-cell table:formula="of:=[.C28]+([.E28]*[.B29])+(([.G28]*[.B29])/2)" office:value-type="float" office:value="3616.03178663519" calcext:value-type="float">
            <text:p>3616.0317866352</text:p>
          </table:table-cell>
          <table:table-cell office:value-type="float" office:value="1" calcext:value-type="float">
            <text:p>1</text:p>
          </table:table-cell>
          <table:table-cell table:formula="of:=[.E28]+[.G28]" office:value-type="float" office:value="93.0447083852004" calcext:value-type="float">
            <text:p>93.0447083852</text:p>
          </table:table-cell>
          <table:table-cell office:value-type="float" office:value="0" calcext:value-type="float">
            <text:p>0</text:p>
          </table:table-cell>
          <table:table-cell table:formula="of:=[.L28]*[.B29]*32.17405" office:value-type="float" office:value="3.15196912262053" calcext:value-type="float">
            <text:p>3.1519691226</text:p>
          </table:table-cell>
          <table:table-cell table:formula="of:=[.U29]" office:value-type="float" office:value="1.03169170100796" calcext:value-type="float">
            <text:p>1.031691701</text:p>
          </table:table-cell>
          <table:table-cell office:value-type="float" office:value="0" calcext:value-type="float">
            <text:p>0</text:p>
          </table:table-cell>
          <table:table-cell table:formula="of:=([.H29]+[.H28])/2" office:value-type="float" office:value="1.03201483371736" calcext:value-type="float">
            <text:p>1.0320148337</text:p>
          </table:table-cell>
          <table:table-cell table:formula="of:=([.I28]+[.I29])/2" office:value-type="float" office:value="0" calcext:value-type="float">
            <text:p>0</text:p>
          </table:table-cell>
          <table:table-cell table:formula="of:=[.J29]-[.N29]" office:value-type="float" office:value="0.032014833717364" calcext:value-type="float">
            <text:p>0.0320148337</text:p>
          </table:table-cell>
          <table:table-cell table:formula="of:=17683.9567*(POWER(1/(1+([.C29]/20902230.99));2))" office:value-type="float" office:value="17677.8397300244" calcext:value-type="float">
            <text:p>17677.8397300244</text:p>
          </table:table-cell>
          <table:table-cell table:formula="of:=1-(POWER(([.F29]/[.M2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9];2)+POWER([.F29];2))" office:value-type="float" office:value="93.0447083852004" calcext:value-type="float">
            <text:p>93.0447083852</text:p>
          </table:table-cell>
          <table:table-cell table:formula="of:=POWER([.P29]/1000;2)*[.D29]*[.R29]" office:value-type="float" office:value="0.00952304953433568" calcext:value-type="float">
            <text:p>0.009523049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9]/[.S29]" office:value-type="float" office:value="1.0412147505423" calcext:value-type="float">
            <text:p>1.0412147505</text:p>
          </table:table-cell>
          <table:table-cell table:formula="of:=[.T29]-[.Q29]" office:value-type="float" office:value="1.03169170100796" calcext:value-type="float">
            <text:p>1.031691701</text:p>
          </table:table-cell>
        </table:table-row>
        <table:table-row table:style-name="ro1">
          <table:table-cell table:formula="of:=[.A29]+[.B29]" office:value-type="float" office:value="84" calcext:value-type="float">
            <text:p>84</text:p>
          </table:table-cell>
          <table:table-cell table:formula="of:=[.B29]" office:value-type="float" office:value="3" calcext:value-type="float">
            <text:p>3</text:p>
          </table:table-cell>
          <table:table-cell table:formula="of:=[.C29]+([.E29]*[.B30])+(([.G29]*[.B30])/2)" office:value-type="float" office:value="3899.89386547472" calcext:value-type="float">
            <text:p>3899.8938654747</text:p>
          </table:table-cell>
          <table:table-cell office:value-type="float" office:value="1" calcext:value-type="float">
            <text:p>1</text:p>
          </table:table-cell>
          <table:table-cell table:formula="of:=[.E29]+[.G29]" office:value-type="float" office:value="96.1966775078209" calcext:value-type="float">
            <text:p>96.1966775078</text:p>
          </table:table-cell>
          <table:table-cell office:value-type="float" office:value="0" calcext:value-type="float">
            <text:p>0</text:p>
          </table:table-cell>
          <table:table-cell table:formula="of:=[.L29]*[.B30]*32.17405" office:value-type="float" office:value="3.09014058229247" calcext:value-type="float">
            <text:p>3.0901405823</text:p>
          </table:table-cell>
          <table:table-cell table:formula="of:=[.U30]" office:value-type="float" office:value="1.0310355697024" calcext:value-type="float">
            <text:p>1.0310355697</text:p>
          </table:table-cell>
          <table:table-cell office:value-type="float" office:value="0" calcext:value-type="float">
            <text:p>0</text:p>
          </table:table-cell>
          <table:table-cell table:formula="of:=([.H30]+[.H29])/2" office:value-type="float" office:value="1.03136363535518" calcext:value-type="float">
            <text:p>1.0313636354</text:p>
          </table:table-cell>
          <table:table-cell table:formula="of:=([.I29]+[.I30])/2" office:value-type="float" office:value="0" calcext:value-type="float">
            <text:p>0</text:p>
          </table:table-cell>
          <table:table-cell table:formula="of:=[.J30]-[.N30]" office:value-type="float" office:value="0.0313636353551825" calcext:value-type="float">
            <text:p>0.0313636354</text:p>
          </table:table-cell>
          <table:table-cell table:formula="of:=17683.9567*(POWER(1/(1+([.C30]/20902230.99));2))" office:value-type="float" office:value="17677.3596761785" calcext:value-type="float">
            <text:p>17677.3596761785</text:p>
          </table:table-cell>
          <table:table-cell table:formula="of:=1-(POWER(([.F30]/[.M3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0];2)+POWER([.F30];2))" office:value-type="float" office:value="96.1966775078209" calcext:value-type="float">
            <text:p>96.1966775078</text:p>
          </table:table-cell>
          <table:table-cell table:formula="of:=POWER([.P30]/1000;2)*[.D30]*[.R30]" office:value-type="float" office:value="0.0101791808398981" calcext:value-type="float">
            <text:p>0.010179180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0]/[.S30]" office:value-type="float" office:value="1.0412147505423" calcext:value-type="float">
            <text:p>1.0412147505</text:p>
          </table:table-cell>
          <table:table-cell table:formula="of:=[.T30]-[.Q30]" office:value-type="float" office:value="1.0310355697024" calcext:value-type="float">
            <text:p>1.0310355697</text:p>
          </table:table-cell>
        </table:table-row>
        <table:table-row table:style-name="ro1">
          <table:table-cell table:formula="of:=[.A30]+[.B30]" office:value-type="float" office:value="87" calcext:value-type="float">
            <text:p>87</text:p>
          </table:table-cell>
          <table:table-cell table:formula="of:=[.B30]" office:value-type="float" office:value="3" calcext:value-type="float">
            <text:p>3</text:p>
          </table:table-cell>
          <table:table-cell table:formula="of:=[.C30]+([.E30]*[.B31])+(([.G30]*[.B31])/2)" office:value-type="float" office:value="4193.11910887162" calcext:value-type="float">
            <text:p>4193.1191088716</text:p>
          </table:table-cell>
          <table:table-cell office:value-type="float" office:value="1" calcext:value-type="float">
            <text:p>1</text:p>
          </table:table-cell>
          <table:table-cell table:formula="of:=[.E30]+[.G30]" office:value-type="float" office:value="99.2868180901134" calcext:value-type="float">
            <text:p>99.2868180901</text:p>
          </table:table-cell>
          <table:table-cell office:value-type="float" office:value="0" calcext:value-type="float">
            <text:p>0</text:p>
          </table:table-cell>
          <table:table-cell table:formula="of:=[.L30]*[.B31]*32.17405" office:value-type="float" office:value="3.02728551629823" calcext:value-type="float">
            <text:p>3.0272855163</text:p>
          </table:table-cell>
          <table:table-cell table:formula="of:=[.U31]" office:value-type="float" office:value="1.03037109107119" calcext:value-type="float">
            <text:p>1.0303710911</text:p>
          </table:table-cell>
          <table:table-cell office:value-type="float" office:value="0" calcext:value-type="float">
            <text:p>0</text:p>
          </table:table-cell>
          <table:table-cell table:formula="of:=([.H31]+[.H30])/2" office:value-type="float" office:value="1.0307033303868" calcext:value-type="float">
            <text:p>1.0307033304</text:p>
          </table:table-cell>
          <table:table-cell table:formula="of:=([.I30]+[.I31])/2" office:value-type="float" office:value="0" calcext:value-type="float">
            <text:p>0</text:p>
          </table:table-cell>
          <table:table-cell table:formula="of:=[.J31]-[.N31]" office:value-type="float" office:value="0.0307033303867976" calcext:value-type="float">
            <text:p>0.0307033304</text:p>
          </table:table-cell>
          <table:table-cell table:formula="of:=17683.9567*(POWER(1/(1+([.C31]/20902230.99));2))" office:value-type="float" office:value="17676.8638083327" calcext:value-type="float">
            <text:p>17676.8638083327</text:p>
          </table:table-cell>
          <table:table-cell table:formula="of:=1-(POWER(([.F31]/[.M3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1];2)+POWER([.F31];2))" office:value-type="float" office:value="99.2868180901134" calcext:value-type="float">
            <text:p>99.2868180901</text:p>
          </table:table-cell>
          <table:table-cell table:formula="of:=POWER([.P31]/1000;2)*[.D31]*[.R31]" office:value-type="float" office:value="0.0108436594711052" calcext:value-type="float">
            <text:p>0.010843659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1]/[.S31]" office:value-type="float" office:value="1.0412147505423" calcext:value-type="float">
            <text:p>1.0412147505</text:p>
          </table:table-cell>
          <table:table-cell table:formula="of:=[.T31]-[.Q31]" office:value-type="float" office:value="1.03037109107119" calcext:value-type="float">
            <text:p>1.0303710911</text:p>
          </table:table-cell>
        </table:table-row>
        <table:table-row table:style-name="ro1">
          <table:table-cell table:formula="of:=[.A31]+[.B31]" office:value-type="float" office:value="90" calcext:value-type="float">
            <text:p>90</text:p>
          </table:table-cell>
          <table:table-cell table:formula="of:=[.B31]" office:value-type="float" office:value="3" calcext:value-type="float">
            <text:p>3</text:p>
          </table:table-cell>
          <table:table-cell table:formula="of:=[.C31]+([.E31]*[.B32])+(([.G31]*[.B32])/2)" office:value-type="float" office:value="4495.52049141641" calcext:value-type="float">
            <text:p>4495.5204914164</text:p>
          </table:table-cell>
          <table:table-cell office:value-type="float" office:value="1" calcext:value-type="float">
            <text:p>1</text:p>
          </table:table-cell>
          <table:table-cell table:formula="of:=[.E31]+[.G31]" office:value-type="float" office:value="102.314103606412" calcext:value-type="float">
            <text:p>102.3141036064</text:p>
          </table:table-cell>
          <table:table-cell office:value-type="float" office:value="0" calcext:value-type="float">
            <text:p>0</text:p>
          </table:table-cell>
          <table:table-cell table:formula="of:=[.L31]*[.B32]*32.17405" office:value-type="float" office:value="2.96355146109404" calcext:value-type="float">
            <text:p>2.9635514611</text:p>
          </table:table-cell>
          <table:table-cell table:formula="of:=[.U32]" office:value-type="float" office:value="1.02969975716584" calcext:value-type="float">
            <text:p>1.0296997572</text:p>
          </table:table-cell>
          <table:table-cell office:value-type="float" office:value="0" calcext:value-type="float">
            <text:p>0</text:p>
          </table:table-cell>
          <table:table-cell table:formula="of:=([.H32]+[.H31])/2" office:value-type="float" office:value="1.03003542411852" calcext:value-type="float">
            <text:p>1.0300354241</text:p>
          </table:table-cell>
          <table:table-cell table:formula="of:=([.I31]+[.I32])/2" office:value-type="float" office:value="0" calcext:value-type="float">
            <text:p>0</text:p>
          </table:table-cell>
          <table:table-cell table:formula="of:=[.J32]-[.N32]" office:value-type="float" office:value="0.0300354241185157" calcext:value-type="float">
            <text:p>0.0300354241</text:p>
          </table:table-cell>
          <table:table-cell table:formula="of:=17683.9567*(POWER(1/(1+([.C32]/20902230.99));2))" office:value-type="float" office:value="17676.3524447395" calcext:value-type="float">
            <text:p>17676.3524447395</text:p>
          </table:table-cell>
          <table:table-cell table:formula="of:=1-(POWER(([.F32]/[.M3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2];2)+POWER([.F32];2))" office:value-type="float" office:value="102.314103606412" calcext:value-type="float">
            <text:p>102.3141036064</text:p>
          </table:table-cell>
          <table:table-cell table:formula="of:=POWER([.P32]/1000;2)*[.D32]*[.R32]" office:value-type="float" office:value="0.0115149933764619" calcext:value-type="float">
            <text:p>0.01151499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2]/[.S32]" office:value-type="float" office:value="1.0412147505423" calcext:value-type="float">
            <text:p>1.0412147505</text:p>
          </table:table-cell>
          <table:table-cell table:formula="of:=[.T32]-[.Q32]" office:value-type="float" office:value="1.02969975716584" calcext:value-type="float">
            <text:p>1.0296997572</text:p>
          </table:table-cell>
        </table:table-row>
        <table:table-row table:style-name="ro1">
          <table:table-cell table:formula="of:=[.A32]+[.B32]" office:value-type="float" office:value="93" calcext:value-type="float">
            <text:p>93</text:p>
          </table:table-cell>
          <table:table-cell table:formula="of:=[.B32]" office:value-type="float" office:value="3" calcext:value-type="float">
            <text:p>3</text:p>
          </table:table-cell>
          <table:table-cell table:formula="of:=[.C32]+([.E32]*[.B33])+(([.G32]*[.B33])/2)" office:value-type="float" office:value="4806.90812942728" calcext:value-type="float">
            <text:p>4806.9081294273</text:p>
          </table:table-cell>
          <table:table-cell office:value-type="float" office:value="1" calcext:value-type="float">
            <text:p>1</text:p>
          </table:table-cell>
          <table:table-cell table:formula="of:=[.E32]+[.G32]" office:value-type="float" office:value="105.277655067506" calcext:value-type="float">
            <text:p>105.2776550675</text:p>
          </table:table-cell>
          <table:table-cell office:value-type="float" office:value="0" calcext:value-type="float">
            <text:p>0</text:p>
          </table:table-cell>
          <table:table-cell table:formula="of:=[.L32]*[.B33]*32.17405" office:value-type="float" office:value="2.89908371208099" calcext:value-type="float">
            <text:p>2.8990837121</text:p>
          </table:table-cell>
          <table:table-cell table:formula="of:=[.U33]" office:value-type="float" office:value="1.02902302742014" calcext:value-type="float">
            <text:p>1.0290230274</text:p>
          </table:table-cell>
          <table:table-cell office:value-type="float" office:value="0" calcext:value-type="float">
            <text:p>0</text:p>
          </table:table-cell>
          <table:table-cell table:formula="of:=([.H33]+[.H32])/2" office:value-type="float" office:value="1.02936139229299" calcext:value-type="float">
            <text:p>1.0293613923</text:p>
          </table:table-cell>
          <table:table-cell table:formula="of:=([.I32]+[.I33])/2" office:value-type="float" office:value="0" calcext:value-type="float">
            <text:p>0</text:p>
          </table:table-cell>
          <table:table-cell table:formula="of:=[.J33]-[.N33]" office:value-type="float" office:value="0.0293613922929863" calcext:value-type="float">
            <text:p>0.0293613923</text:p>
          </table:table-cell>
          <table:table-cell table:formula="of:=17683.9567*(POWER(1/(1+([.C33]/20902230.99));2))" office:value-type="float" office:value="17675.8259084914" calcext:value-type="float">
            <text:p>17675.8259084914</text:p>
          </table:table-cell>
          <table:table-cell table:formula="of:=1-(POWER(([.F33]/[.M3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3];2)+POWER([.F33];2))" office:value-type="float" office:value="105.277655067506" calcext:value-type="float">
            <text:p>105.2776550675</text:p>
          </table:table-cell>
          <table:table-cell table:formula="of:=POWER([.P33]/1000;2)*[.D33]*[.R33]" office:value-type="float" office:value="0.012191723122164" calcext:value-type="float">
            <text:p>0.012191723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3]/[.S33]" office:value-type="float" office:value="1.0412147505423" calcext:value-type="float">
            <text:p>1.0412147505</text:p>
          </table:table-cell>
          <table:table-cell table:formula="of:=[.T33]-[.Q33]" office:value-type="float" office:value="1.02902302742014" calcext:value-type="float">
            <text:p>1.0290230274</text:p>
          </table:table-cell>
        </table:table-row>
        <table:table-row table:style-name="ro1">
          <table:table-cell table:formula="of:=[.A33]+[.B33]" office:value-type="float" office:value="96" calcext:value-type="float">
            <text:p>96</text:p>
          </table:table-cell>
          <table:table-cell table:formula="of:=[.B33]" office:value-type="float" office:value="3" calcext:value-type="float">
            <text:p>3</text:p>
          </table:table-cell>
          <table:table-cell table:formula="of:=[.C33]+([.E33]*[.B34])+(([.G33]*[.B34])/2)" office:value-type="float" office:value="5127.08972019792" calcext:value-type="float">
            <text:p>5127.0897201979</text:p>
          </table:table-cell>
          <table:table-cell office:value-type="float" office:value="1" calcext:value-type="float">
            <text:p>1</text:p>
          </table:table-cell>
          <table:table-cell table:formula="of:=[.E33]+[.G33]" office:value-type="float" office:value="108.176738779587" calcext:value-type="float">
            <text:p>108.1767387796</text:p>
          </table:table-cell>
          <table:table-cell office:value-type="float" office:value="0" calcext:value-type="float">
            <text:p>0</text:p>
          </table:table-cell>
          <table:table-cell table:formula="of:=[.L33]*[.B34]*32.17405" office:value-type="float" office:value="2.83402471111247" calcext:value-type="float">
            <text:p>2.8340247111</text:p>
          </table:table-cell>
          <table:table-cell table:formula="of:=[.U34]" office:value-type="float" office:value="1.02834232304801" calcext:value-type="float">
            <text:p>1.028342323</text:p>
          </table:table-cell>
          <table:table-cell office:value-type="float" office:value="0" calcext:value-type="float">
            <text:p>0</text:p>
          </table:table-cell>
          <table:table-cell table:formula="of:=([.H34]+[.H33])/2" office:value-type="float" office:value="1.02868267523407" calcext:value-type="float">
            <text:p>1.0286826752</text:p>
          </table:table-cell>
          <table:table-cell table:formula="of:=([.I33]+[.I34])/2" office:value-type="float" office:value="0" calcext:value-type="float">
            <text:p>0</text:p>
          </table:table-cell>
          <table:table-cell table:formula="of:=[.J34]-[.N34]" office:value-type="float" office:value="0.0286826752340745" calcext:value-type="float">
            <text:p>0.0286826752</text:p>
          </table:table-cell>
          <table:table-cell table:formula="of:=17683.9567*(POWER(1/(1+([.C34]/20902230.99));2))" office:value-type="float" office:value="17675.284526773" calcext:value-type="float">
            <text:p>17675.284526773</text:p>
          </table:table-cell>
          <table:table-cell table:formula="of:=1-(POWER(([.F34]/[.M3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4];2)+POWER([.F34];2))" office:value-type="float" office:value="108.176738779587" calcext:value-type="float">
            <text:p>108.1767387796</text:p>
          </table:table-cell>
          <table:table-cell table:formula="of:=POWER([.P34]/1000;2)*[.D34]*[.R34]" office:value-type="float" office:value="0.0128724274942856" calcext:value-type="float">
            <text:p>0.012872427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4]/[.S34]" office:value-type="float" office:value="1.0412147505423" calcext:value-type="float">
            <text:p>1.0412147505</text:p>
          </table:table-cell>
          <table:table-cell table:formula="of:=[.T34]-[.Q34]" office:value-type="float" office:value="1.02834232304801" calcext:value-type="float">
            <text:p>1.028342323</text:p>
          </table:table-cell>
        </table:table-row>
        <table:table-row table:style-name="ro1">
          <table:table-cell table:formula="of:=[.A34]+[.B34]" office:value-type="float" office:value="99" calcext:value-type="float">
            <text:p>99</text:p>
          </table:table-cell>
          <table:table-cell table:formula="of:=[.B34]" office:value-type="float" office:value="3" calcext:value-type="float">
            <text:p>3</text:p>
          </table:table-cell>
          <table:table-cell table:formula="of:=[.C34]+([.E34]*[.B35])+(([.G34]*[.B35])/2)" office:value-type="float" office:value="5455.87097360335" calcext:value-type="float">
            <text:p>5455.8709736034</text:p>
          </table:table-cell>
          <table:table-cell office:value-type="float" office:value="1" calcext:value-type="float">
            <text:p>1</text:p>
          </table:table-cell>
          <table:table-cell table:formula="of:=[.E34]+[.G34]" office:value-type="float" office:value="111.010763490699" calcext:value-type="float">
            <text:p>111.0107634907</text:p>
          </table:table-cell>
          <table:table-cell office:value-type="float" office:value="0" calcext:value-type="float">
            <text:p>0</text:p>
          </table:table-cell>
          <table:table-cell table:formula="of:=[.L34]*[.B35]*32.17405" office:value-type="float" office:value="2.76851348134463" calcext:value-type="float">
            <text:p>2.7685134813</text:p>
          </table:table-cell>
          <table:table-cell table:formula="of:=[.U35]" office:value-type="float" office:value="1.02765902197043" calcext:value-type="float">
            <text:p>1.027659022</text:p>
          </table:table-cell>
          <table:table-cell office:value-type="float" office:value="0" calcext:value-type="float">
            <text:p>0</text:p>
          </table:table-cell>
          <table:table-cell table:formula="of:=([.H35]+[.H34])/2" office:value-type="float" office:value="1.02800067250922" calcext:value-type="float">
            <text:p>1.0280006725</text:p>
          </table:table-cell>
          <table:table-cell table:formula="of:=([.I34]+[.I35])/2" office:value-type="float" office:value="0" calcext:value-type="float">
            <text:p>0</text:p>
          </table:table-cell>
          <table:table-cell table:formula="of:=[.J35]-[.N35]" office:value-type="float" office:value="0.028000672509223" calcext:value-type="float">
            <text:p>0.0280006725</text:p>
          </table:table-cell>
          <table:table-cell table:formula="of:=17683.9567*(POWER(1/(1+([.C35]/20902230.99));2))" office:value-type="float" office:value="17674.7286301262" calcext:value-type="float">
            <text:p>17674.7286301262</text:p>
          </table:table-cell>
          <table:table-cell table:formula="of:=1-(POWER(([.F35]/[.M3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5];2)+POWER([.F35];2))" office:value-type="float" office:value="111.010763490699" calcext:value-type="float">
            <text:p>111.0107634907</text:p>
          </table:table-cell>
          <table:table-cell table:formula="of:=POWER([.P35]/1000;2)*[.D35]*[.R35]" office:value-type="float" office:value="0.0135557285718667" calcext:value-type="float">
            <text:p>0.013555728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5]/[.S35]" office:value-type="float" office:value="1.0412147505423" calcext:value-type="float">
            <text:p>1.0412147505</text:p>
          </table:table-cell>
          <table:table-cell table:formula="of:=[.T35]-[.Q35]" office:value-type="float" office:value="1.02765902197043" calcext:value-type="float">
            <text:p>1.027659022</text:p>
          </table:table-cell>
        </table:table-row>
        <table:table-row table:style-name="ro1">
          <table:table-cell table:formula="of:=[.A35]+[.B35]" office:value-type="float" office:value="102" calcext:value-type="float">
            <text:p>102</text:p>
          </table:table-cell>
          <table:table-cell table:formula="of:=[.B35]" office:value-type="float" office:value="3" calcext:value-type="float">
            <text:p>3</text:p>
          </table:table-cell>
          <table:table-cell table:formula="of:=[.C35]+([.E35]*[.B36])+(([.G35]*[.B36])/2)" office:value-type="float" office:value="5793.05603429747" calcext:value-type="float">
            <text:p>5793.0560342975</text:p>
          </table:table-cell>
          <table:table-cell office:value-type="float" office:value="1" calcext:value-type="float">
            <text:p>1</text:p>
          </table:table-cell>
          <table:table-cell table:formula="of:=[.E35]+[.G35]" office:value-type="float" office:value="113.779276972044" calcext:value-type="float">
            <text:p>113.779276972</text:p>
          </table:table-cell>
          <table:table-cell office:value-type="float" office:value="0" calcext:value-type="float">
            <text:p>0</text:p>
          </table:table-cell>
          <table:table-cell table:formula="of:=[.L35]*[.B36]*32.17405" office:value-type="float" office:value="2.7026851120361" calcext:value-type="float">
            <text:p>2.702685112</text:p>
          </table:table-cell>
          <table:table-cell table:formula="of:=[.U36]" office:value-type="float" office:value="1.02697445428719" calcext:value-type="float">
            <text:p>1.0269744543</text:p>
          </table:table-cell>
          <table:table-cell office:value-type="float" office:value="0" calcext:value-type="float">
            <text:p>0</text:p>
          </table:table-cell>
          <table:table-cell table:formula="of:=([.H36]+[.H35])/2" office:value-type="float" office:value="1.02731673812881" calcext:value-type="float">
            <text:p>1.0273167381</text:p>
          </table:table-cell>
          <table:table-cell table:formula="of:=([.I35]+[.I36])/2" office:value-type="float" office:value="0" calcext:value-type="float">
            <text:p>0</text:p>
          </table:table-cell>
          <table:table-cell table:formula="of:=[.J36]-[.N36]" office:value-type="float" office:value="0.0273167381288113" calcext:value-type="float">
            <text:p>0.0273167381</text:p>
          </table:table-cell>
          <table:table-cell table:formula="of:=17683.9567*(POWER(1/(1+([.C36]/20902230.99));2))" office:value-type="float" office:value="17674.1585517317" calcext:value-type="float">
            <text:p>17674.1585517317</text:p>
          </table:table-cell>
          <table:table-cell table:formula="of:=1-(POWER(([.F36]/[.M3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6];2)+POWER([.F36];2))" office:value-type="float" office:value="113.779276972044" calcext:value-type="float">
            <text:p>113.779276972</text:p>
          </table:table-cell>
          <table:table-cell table:formula="of:=POWER([.P36]/1000;2)*[.D36]*[.R36]" office:value-type="float" office:value="0.0142402962551091" calcext:value-type="float">
            <text:p>0.014240296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6]/[.S36]" office:value-type="float" office:value="1.0412147505423" calcext:value-type="float">
            <text:p>1.0412147505</text:p>
          </table:table-cell>
          <table:table-cell table:formula="of:=[.T36]-[.Q36]" office:value-type="float" office:value="1.02697445428719" calcext:value-type="float">
            <text:p>1.0269744543</text:p>
          </table:table-cell>
        </table:table-row>
        <table:table-row table:style-name="ro1">
          <table:table-cell table:formula="of:=[.A36]+[.B36]" office:value-type="float" office:value="105" calcext:value-type="float">
            <text:p>105</text:p>
          </table:table-cell>
          <table:table-cell table:formula="of:=[.B36]" office:value-type="float" office:value="3" calcext:value-type="float">
            <text:p>3</text:p>
          </table:table-cell>
          <table:table-cell table:formula="of:=[.C36]+([.E36]*[.B37])+(([.G36]*[.B37])/2)" office:value-type="float" office:value="6138.44789288165" calcext:value-type="float">
            <text:p>6138.4478928817</text:p>
          </table:table-cell>
          <table:table-cell office:value-type="float" office:value="1" calcext:value-type="float">
            <text:p>1</text:p>
          </table:table-cell>
          <table:table-cell table:formula="of:=[.E36]+[.G36]" office:value-type="float" office:value="116.48196208408" calcext:value-type="float">
            <text:p>116.4819620841</text:p>
          </table:table-cell>
          <table:table-cell office:value-type="float" office:value="0" calcext:value-type="float">
            <text:p>0</text:p>
          </table:table-cell>
          <table:table-cell table:formula="of:=[.L36]*[.B37]*32.17405" office:value-type="float" office:value="2.63667029517984" calcext:value-type="float">
            <text:p>2.6366702952</text:p>
          </table:table-cell>
          <table:table-cell table:formula="of:=[.U37]" office:value-type="float" office:value="1.02628989830225" calcext:value-type="float">
            <text:p>1.0262898983</text:p>
          </table:table-cell>
          <table:table-cell office:value-type="float" office:value="0" calcext:value-type="float">
            <text:p>0</text:p>
          </table:table-cell>
          <table:table-cell table:formula="of:=([.H37]+[.H36])/2" office:value-type="float" office:value="1.02663217629472" calcext:value-type="float">
            <text:p>1.0266321763</text:p>
          </table:table-cell>
          <table:table-cell table:formula="of:=([.I36]+[.I37])/2" office:value-type="float" office:value="0" calcext:value-type="float">
            <text:p>0</text:p>
          </table:table-cell>
          <table:table-cell table:formula="of:=[.J37]-[.N37]" office:value-type="float" office:value="0.0266321762947184" calcext:value-type="float">
            <text:p>0.0266321763</text:p>
          </table:table-cell>
          <table:table-cell table:formula="of:=17683.9567*(POWER(1/(1+([.C37]/20902230.99));2))" office:value-type="float" office:value="17673.574626709" calcext:value-type="float">
            <text:p>17673.574626709</text:p>
          </table:table-cell>
          <table:table-cell table:formula="of:=1-(POWER(([.F37]/[.M3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7];2)+POWER([.F37];2))" office:value-type="float" office:value="116.48196208408" calcext:value-type="float">
            <text:p>116.4819620841</text:p>
          </table:table-cell>
          <table:table-cell table:formula="of:=POWER([.P37]/1000;2)*[.D37]*[.R37]" office:value-type="float" office:value="0.0149248522400527" calcext:value-type="float">
            <text:p>0.014924852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7]/[.S37]" office:value-type="float" office:value="1.0412147505423" calcext:value-type="float">
            <text:p>1.0412147505</text:p>
          </table:table-cell>
          <table:table-cell table:formula="of:=[.T37]-[.Q37]" office:value-type="float" office:value="1.02628989830225" calcext:value-type="float">
            <text:p>1.0262898983</text:p>
          </table:table-cell>
        </table:table-row>
        <table:table-row table:style-name="ro1">
          <table:table-cell table:formula="of:=[.A37]+[.B37]" office:value-type="float" office:value="108" calcext:value-type="float">
            <text:p>108</text:p>
          </table:table-cell>
          <table:table-cell table:formula="of:=[.B37]" office:value-type="float" office:value="3" calcext:value-type="float">
            <text:p>3</text:p>
          </table:table-cell>
          <table:table-cell table:formula="of:=[.C37]+([.E37]*[.B38])+(([.G37]*[.B38])/2)" office:value-type="float" office:value="6491.84878457666" calcext:value-type="float">
            <text:p>6491.8487845767</text:p>
          </table:table-cell>
          <table:table-cell office:value-type="float" office:value="1" calcext:value-type="float">
            <text:p>1</text:p>
          </table:table-cell>
          <table:table-cell table:formula="of:=[.E37]+[.G37]" office:value-type="float" office:value="119.11863237926" calcext:value-type="float">
            <text:p>119.1186323793</text:p>
          </table:table-cell>
          <table:table-cell office:value-type="float" office:value="0" calcext:value-type="float">
            <text:p>0</text:p>
          </table:table-cell>
          <table:table-cell table:formula="of:=[.L37]*[.B38]*32.17405" office:value-type="float" office:value="2.57059491514525" calcext:value-type="float">
            <text:p>2.5705949151</text:p>
          </table:table-cell>
          <table:table-cell table:formula="of:=[.U38]" office:value-type="float" office:value="1.0256065771044" calcext:value-type="float">
            <text:p>1.0256065771</text:p>
          </table:table-cell>
          <table:table-cell office:value-type="float" office:value="0" calcext:value-type="float">
            <text:p>0</text:p>
          </table:table-cell>
          <table:table-cell table:formula="of:=([.H38]+[.H37])/2" office:value-type="float" office:value="1.02594823770333" calcext:value-type="float">
            <text:p>1.0259482377</text:p>
          </table:table-cell>
          <table:table-cell table:formula="of:=([.I37]+[.I38])/2" office:value-type="float" office:value="0" calcext:value-type="float">
            <text:p>0</text:p>
          </table:table-cell>
          <table:table-cell table:formula="of:=[.J38]-[.N38]" office:value-type="float" office:value="0.0259482377033251" calcext:value-type="float">
            <text:p>0.0259482377</text:p>
          </table:table-cell>
          <table:table-cell table:formula="of:=17683.9567*(POWER(1/(1+([.C38]/20902230.99));2))" office:value-type="float" office:value="17672.9771914379" calcext:value-type="float">
            <text:p>17672.9771914379</text:p>
          </table:table-cell>
          <table:table-cell table:formula="of:=1-(POWER(([.F38]/[.M3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8];2)+POWER([.F38];2))" office:value-type="float" office:value="119.11863237926" calcext:value-type="float">
            <text:p>119.1186323793</text:p>
          </table:table-cell>
          <table:table-cell table:formula="of:=POWER([.P38]/1000;2)*[.D38]*[.R38]" office:value-type="float" office:value="0.0156081734378957" calcext:value-type="float">
            <text:p>0.01560817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8]/[.S38]" office:value-type="float" office:value="1.0412147505423" calcext:value-type="float">
            <text:p>1.0412147505</text:p>
          </table:table-cell>
          <table:table-cell table:formula="of:=[.T38]-[.Q38]" office:value-type="float" office:value="1.0256065771044" calcext:value-type="float">
            <text:p>1.0256065771</text:p>
          </table:table-cell>
        </table:table-row>
        <table:table-row table:style-name="ro1">
          <table:table-cell table:formula="of:=[.A38]+[.B38]" office:value-type="float" office:value="111" calcext:value-type="float">
            <text:p>111</text:p>
          </table:table-cell>
          <table:table-cell table:formula="of:=[.B38]" office:value-type="float" office:value="3" calcext:value-type="float">
            <text:p>3</text:p>
          </table:table-cell>
          <table:table-cell table:formula="of:=[.C38]+([.E38]*[.B39])+(([.G38]*[.B39])/2)" office:value-type="float" office:value="6853.06057408716" calcext:value-type="float">
            <text:p>6853.0605740872</text:p>
          </table:table-cell>
          <table:table-cell office:value-type="float" office:value="1" calcext:value-type="float">
            <text:p>1</text:p>
          </table:table-cell>
          <table:table-cell table:formula="of:=[.E38]+[.G38]" office:value-type="float" office:value="121.689227294405" calcext:value-type="float">
            <text:p>121.6892272944</text:p>
          </table:table-cell>
          <table:table-cell office:value-type="float" office:value="0" calcext:value-type="float">
            <text:p>0</text:p>
          </table:table-cell>
          <table:table-cell table:formula="of:=[.L38]*[.B39]*32.17405" office:value-type="float" office:value="2.504579691836" calcext:value-type="float">
            <text:p>2.5045796918</text:p>
          </table:table-cell>
          <table:table-cell table:formula="of:=[.U39]" office:value-type="float" office:value="1.02492565569884" calcext:value-type="float">
            <text:p>1.0249256557</text:p>
          </table:table-cell>
          <table:table-cell office:value-type="float" office:value="0" calcext:value-type="float">
            <text:p>0</text:p>
          </table:table-cell>
          <table:table-cell table:formula="of:=([.H39]+[.H38])/2" office:value-type="float" office:value="1.02526611640162" calcext:value-type="float">
            <text:p>1.0252661164</text:p>
          </table:table-cell>
          <table:table-cell table:formula="of:=([.I38]+[.I39])/2" office:value-type="float" office:value="0" calcext:value-type="float">
            <text:p>0</text:p>
          </table:table-cell>
          <table:table-cell table:formula="of:=[.J39]-[.N39]" office:value-type="float" office:value="0.0252661164016215" calcext:value-type="float">
            <text:p>0.0252661164</text:p>
          </table:table-cell>
          <table:table-cell table:formula="of:=17683.9567*(POWER(1/(1+([.C39]/20902230.99));2))" office:value-type="float" office:value="17672.3665829042" calcext:value-type="float">
            <text:p>17672.3665829042</text:p>
          </table:table-cell>
          <table:table-cell table:formula="of:=1-(POWER(([.F39]/[.M3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9];2)+POWER([.F39];2))" office:value-type="float" office:value="121.689227294405" calcext:value-type="float">
            <text:p>121.6892272944</text:p>
          </table:table-cell>
          <table:table-cell table:formula="of:=POWER([.P39]/1000;2)*[.D39]*[.R39]" office:value-type="float" office:value="0.0162890948434603" calcext:value-type="float">
            <text:p>0.016289094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9]/[.S39]" office:value-type="float" office:value="1.0412147505423" calcext:value-type="float">
            <text:p>1.0412147505</text:p>
          </table:table-cell>
          <table:table-cell table:formula="of:=[.T39]-[.Q39]" office:value-type="float" office:value="1.02492565569884" calcext:value-type="float">
            <text:p>1.0249256557</text:p>
          </table:table-cell>
        </table:table-row>
        <table:table-row table:style-name="ro1">
          <table:table-cell table:formula="of:=[.A39]+[.B39]" office:value-type="float" office:value="114" calcext:value-type="float">
            <text:p>114</text:p>
          </table:table-cell>
          <table:table-cell table:formula="of:=[.B39]" office:value-type="float" office:value="3" calcext:value-type="float">
            <text:p>3</text:p>
          </table:table-cell>
          <table:table-cell table:formula="of:=[.C39]+([.E39]*[.B40])+(([.G39]*[.B40])/2)" office:value-type="float" office:value="7221.88512550813" calcext:value-type="float">
            <text:p>7221.8851255081</text:p>
          </table:table-cell>
          <table:table-cell office:value-type="float" office:value="1" calcext:value-type="float">
            <text:p>1</text:p>
          </table:table-cell>
          <table:table-cell table:formula="of:=[.E39]+[.G39]" office:value-type="float" office:value="124.193806986241" calcext:value-type="float">
            <text:p>124.1938069862</text:p>
          </table:table-cell>
          <table:table-cell office:value-type="float" office:value="0" calcext:value-type="float">
            <text:p>0</text:p>
          </table:table-cell>
          <table:table-cell table:formula="of:=[.L39]*[.B40]*32.17405" office:value-type="float" office:value="2.43873987723477" calcext:value-type="float">
            <text:p>2.4387398772</text:p>
          </table:table-cell>
          <table:table-cell table:formula="of:=[.U40]" office:value-type="float" office:value="1.02424823867919" calcext:value-type="float">
            <text:p>1.0242482387</text:p>
          </table:table-cell>
          <table:table-cell office:value-type="float" office:value="0" calcext:value-type="float">
            <text:p>0</text:p>
          </table:table-cell>
          <table:table-cell table:formula="of:=([.H40]+[.H39])/2" office:value-type="float" office:value="1.02458694718901" calcext:value-type="float">
            <text:p>1.0245869472</text:p>
          </table:table-cell>
          <table:table-cell table:formula="of:=([.I39]+[.I40])/2" office:value-type="float" office:value="0" calcext:value-type="float">
            <text:p>0</text:p>
          </table:table-cell>
          <table:table-cell table:formula="of:=[.J40]-[.N40]" office:value-type="float" office:value="0.0245869471890146" calcext:value-type="float">
            <text:p>0.0245869472</text:p>
          </table:table-cell>
          <table:table-cell table:formula="of:=17683.9567*(POWER(1/(1+([.C40]/20902230.99));2))" office:value-type="float" office:value="17671.7431380699" calcext:value-type="float">
            <text:p>17671.7431380699</text:p>
          </table:table-cell>
          <table:table-cell table:formula="of:=1-(POWER(([.F40]/[.M4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0];2)+POWER([.F40];2))" office:value-type="float" office:value="124.193806986241" calcext:value-type="float">
            <text:p>124.1938069862</text:p>
          </table:table-cell>
          <table:table-cell table:formula="of:=POWER([.P40]/1000;2)*[.D40]*[.R40]" office:value-type="float" office:value="0.0169665118631092" calcext:value-type="float">
            <text:p>0.0169665119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0]/[.S40]" office:value-type="float" office:value="1.0412147505423" calcext:value-type="float">
            <text:p>1.0412147505</text:p>
          </table:table-cell>
          <table:table-cell table:formula="of:=[.T40]-[.Q40]" office:value-type="float" office:value="1.02424823867919" calcext:value-type="float">
            <text:p>1.0242482387</text:p>
          </table:table-cell>
        </table:table-row>
        <table:table-row table:style-name="ro1">
          <table:table-cell table:formula="of:=[.A40]+[.B40]" office:value-type="float" office:value="117" calcext:value-type="float">
            <text:p>117</text:p>
          </table:table-cell>
          <table:table-cell table:formula="of:=[.B40]" office:value-type="float" office:value="3" calcext:value-type="float">
            <text:p>3</text:p>
          </table:table-cell>
          <table:table-cell table:formula="of:=[.C40]+([.E40]*[.B41])+(([.G40]*[.B41])/2)" office:value-type="float" office:value="7598.1246562827" calcext:value-type="float">
            <text:p>7598.1246562827</text:p>
          </table:table-cell>
          <table:table-cell office:value-type="float" office:value="1" calcext:value-type="float">
            <text:p>1</text:p>
          </table:table-cell>
          <table:table-cell table:formula="of:=[.E40]+[.G40]" office:value-type="float" office:value="126.632546863476" calcext:value-type="float">
            <text:p>126.6325468635</text:p>
          </table:table-cell>
          <table:table-cell office:value-type="float" office:value="0" calcext:value-type="float">
            <text:p>0</text:p>
          </table:table-cell>
          <table:table-cell table:formula="of:=[.L40]*[.B41]*32.17405" office:value-type="float" office:value="2.37318500462014" calcext:value-type="float">
            <text:p>2.3731850046</text:p>
          </table:table-cell>
          <table:table-cell table:formula="of:=[.U41]" office:value-type="float" office:value="1.02357536842466" calcext:value-type="float">
            <text:p>1.0235753684</text:p>
          </table:table-cell>
          <table:table-cell office:value-type="float" office:value="0" calcext:value-type="float">
            <text:p>0</text:p>
          </table:table-cell>
          <table:table-cell table:formula="of:=([.H41]+[.H40])/2" office:value-type="float" office:value="1.02391180355192" calcext:value-type="float">
            <text:p>1.0239118036</text:p>
          </table:table-cell>
          <table:table-cell table:formula="of:=([.I40]+[.I41])/2" office:value-type="float" office:value="0" calcext:value-type="float">
            <text:p>0</text:p>
          </table:table-cell>
          <table:table-cell table:formula="of:=[.J41]-[.N41]" office:value-type="float" office:value="0.0239118035519228" calcext:value-type="float">
            <text:p>0.0239118036</text:p>
          </table:table-cell>
          <table:table-cell table:formula="of:=17683.9567*(POWER(1/(1+([.C41]/20902230.99));2))" office:value-type="float" office:value="17671.1071932716" calcext:value-type="float">
            <text:p>17671.1071932716</text:p>
          </table:table-cell>
          <table:table-cell table:formula="of:=1-(POWER(([.F41]/[.M4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1];2)+POWER([.F41];2))" office:value-type="float" office:value="126.632546863476" calcext:value-type="float">
            <text:p>126.6325468635</text:p>
          </table:table-cell>
          <table:table-cell table:formula="of:=POWER([.P41]/1000;2)*[.D41]*[.R41]" office:value-type="float" office:value="0.0176393821176434" calcext:value-type="float">
            <text:p>0.017639382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1]/[.S41]" office:value-type="float" office:value="1.0412147505423" calcext:value-type="float">
            <text:p>1.0412147505</text:p>
          </table:table-cell>
          <table:table-cell table:formula="of:=[.T41]-[.Q41]" office:value-type="float" office:value="1.02357536842466" calcext:value-type="float">
            <text:p>1.0235753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8:31:18.039663332</meta:creation-date>
    <dc:date>2017-04-03T11:31:03.651345766</dc:date>
    <meta:editing-duration>PT16H59M45S</meta:editing-duration>
    <meta:editing-cycles>2</meta:editing-cycles>
    <meta:generator>LibreOffice/5.1.6.2$Linux_X86_64 LibreOffice_project/10m0$Build-2</meta:generator>
    <meta:document-statistic meta:table-count="1" meta:cell-count="861" meta:object-count="0"/>
  </office:meta>
</office:document-meta>
</file>